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43in"/>
    </style:style>
    <style:style style:name="co3" style:family="table-column">
      <style:table-column-properties fo:break-before="auto" style:column-width="1.6665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1.2362in"/>
    </style:style>
    <style:style style:name="co12" style:family="table-column">
      <style:table-column-properties fo:break-before="auto" style:column-width="1.3429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7862in"/>
    </style:style>
    <style:style style:name="co15" style:family="table-column">
      <style:table-column-properties fo:break-before="auto" style:column-width="0.4in"/>
    </style:style>
    <style:style style:name="co16" style:family="table-column">
      <style:table-column-properties fo:break-before="auto" style:column-width="0.9102in"/>
    </style:style>
    <style:style style:name="co17" style:family="table-column">
      <style:table-column-properties fo:break-before="auto" style:column-width="0.9217in"/>
    </style:style>
    <style:style style:name="co18" style:family="table-column">
      <style:table-column-properties fo:break-before="auto" style:column-width="0.9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" style:family="table-cell" style:parent-style-name="Default">
      <style:table-cell-properties fo:border-bottom="none" fo:background-color="#d4ea6b" fo:border-left="0.06pt solid #000000" fo:border-right="0.06pt solid #000000" fo:border-top="none"/>
    </style:style>
    <style:style style:name="ce2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ackground-color="#ff80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de59" fo:border-left="0.06pt solid #000000" fo:border-right="0.06pt solid #000000" fo:border-top="0.06pt solid #000000"/>
      <style:text-properties fo:color="#ff0000"/>
    </style:style>
    <style:style style:name="ce5" style:family="table-cell" style:parent-style-name="Default">
      <style:table-cell-properties fo:border-bottom="0.06pt solid #000000" fo:background-color="#ffde59" fo:border-left="0.06pt solid #000000" fo:border-right="0.06pt solid #000000" fo:border-top="none"/>
      <style:text-properties fo:color="#ff0000"/>
    </style:style>
    <style:style style:name="ce6" style:family="table-cell" style:parent-style-name="Default">
      <style:table-cell-properties fo:border-bottom="none" fo:background-color="#00a933" fo:border-left="0.06pt solid #000000" fo:border-right="0.06pt solid #000000" fo:border-top="0.06pt solid #000000"/>
    </style:style>
    <style:style style:name="ce7" style:family="table-cell" style:parent-style-name="Default">
      <style:table-cell-properties fo:border-bottom="none" fo:background-color="#ffe994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ffe994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00a933" fo:border-left="0.06pt solid #000000" fo:border-right="0.06pt solid #000000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bbe33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bf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e8a202" fo:border-left="0.06pt solid #000000" fo:border-right="0.06pt solid #000000" fo:border-top="0.06pt solid #000000"/>
    </style:style>
    <style:style style:name="ce16" style:family="table-cell" style:parent-style-name="Default">
      <style:table-cell-properties fo:border-bottom="none" fo:background-color="#ffbf00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e8a202" fo:border-left="0.06pt solid #000000" fo:border-right="0.06pt solid #000000" fo:border-top="none"/>
    </style:style>
    <style:style style:name="ce18" style:family="table-cell" style:parent-style-name="Default">
      <style:table-cell-properties fo:border-bottom="0.06pt solid #000000" fo:background-color="#e8a202" fo:border-left="0.06pt solid #000000" fo:border-right="0.06pt solid #000000" fo:border-top="none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8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e994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e8a20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d4ea6b"/>
    </style:style>
    <style:style style:name="ce30" style:family="table-cell" style:parent-style-name="Default">
      <style:table-cell-properties fo:background-color="#ff8000"/>
    </style:style>
    <style:style style:name="ce31" style:family="table-cell" style:parent-style-name="Default">
      <style:table-cell-properties fo:background-color="#ffde59"/>
    </style:style>
    <style:style style:name="ce32" style:family="table-cell" style:parent-style-name="Default">
      <style:table-cell-properties fo:background-color="#00a933"/>
    </style:style>
    <style:style style:name="ce33" style:family="table-cell" style:parent-style-name="Default">
      <style:table-cell-properties fo:background-color="#ffe994"/>
    </style:style>
    <style:style style:name="ce34" style:family="table-cell" style:parent-style-name="Default">
      <style:table-cell-properties fo:background-color="#bbe33d"/>
    </style:style>
    <style:style style:name="ce35" style:family="table-cell" style:parent-style-name="Default">
      <style:table-cell-properties fo:background-color="#ffbf00"/>
    </style:style>
    <style:style style:name="ce36" style:family="table-cell" style:parent-style-name="Default">
      <style:table-cell-properties fo:background-color="#e8a202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de5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#00a933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bf00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e8a202"/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20" style:family="table-cell" style:parent-style-name="Default">
      <style:table-cell-properties fo:border="0.06pt solid #000000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00a933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</style:style>
    <style:style style:name="ce12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8" style:family="table-cell" style:parent-style-name="Default">
      <style:table-cell-properties fo:border="0.06pt solid #000000"/>
      <style:text-properties style:use-window-font-color="true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7" style:family="table-cell" style:parent-style-name="Default">
      <style:table-cell-properties fo:background-color="#d4ea6b"/>
      <style:text-properties style:use-window-font-color="true"/>
    </style:style>
    <style:style style:name="ce58" style:family="table-cell" style:parent-style-name="Default">
      <style:table-cell-properties fo:background-color="#ff8000"/>
      <style:text-properties style:use-window-font-color="true"/>
    </style:style>
    <style:style style:name="ce59" style:family="table-cell" style:parent-style-name="Default">
      <style:table-cell-properties fo:background-color="#ffde59"/>
      <style:text-properties fo:color="#00a933"/>
    </style:style>
    <style:style style:name="ce60" style:family="table-cell" style:parent-style-name="Default">
      <style:text-properties style:use-window-font-color="true"/>
    </style:style>
    <style:style style:name="ce61" style:family="table-cell" style:parent-style-name="Default">
      <style:table-cell-properties fo:background-color="#00a933"/>
      <style:text-properties style:use-window-font-color="true"/>
    </style:style>
    <style:style style:name="ce62" style:family="table-cell" style:parent-style-name="Default">
      <style:text-properties fo:color="#00a933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text-properties style:use-window-font-color="true"/>
    </style:style>
    <style:style style:name="ce137" style:family="table-cell" style:parent-style-name="Default">
      <style:table-cell-properties fo:border="0.06pt solid #000000"/>
      <style:text-properties style:use-window-font-color="true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8" style:family="table-cell" style:parent-style-name="Default">
      <style:table-cell-properties fo:background-color="transparent"/>
      <style:text-properties style:use-window-font-color="true"/>
    </style:style>
    <style:style style:name="ce69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transparent"/>
      <style:text-properties fo:color="#c9211e"/>
    </style:style>
    <style:style style:name="ce71" style:family="table-cell" style:parent-style-name="Default">
      <style:table-cell-properties fo:background-color="#d4ea6b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3" style:family="table-cell" style:parent-style-name="Default">
      <style:table-cell-properties fo:border="none"/>
      <style:text-properties style:use-window-font-color="true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  <style:text-properties style:use-window-font-color="true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use-window-font-color="true"/>
    </style:style>
    <style:style style:name="ce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7"/>
        <table:table-column table:style-name="co1" table:number-columns-repeated="7" table:default-cell-style-name="ce47"/>
        <table:table-column table:style-name="co1" table:number-columns-repeated="3" table:default-cell-style-name="Default"/>
        <table:table-column table:style-name="co3" table:default-cell-style-name="ce47"/>
        <table:table-column table:style-name="co1" table:default-cell-style-name="ce47"/>
        <table:table-column table:style-name="co4" table:default-cell-style-name="ce47"/>
        <table:table-column table:style-name="co1" table:number-columns-repeated="2" table:default-cell-style-name="ce47"/>
        <table:table-column table:style-name="co5" table:default-cell-style-name="ce47"/>
        <table:table-column table:style-name="co1" table:number-columns-repeated="2" table:default-cell-style-name="ce47"/>
        <table:table-column table:style-name="co6" table:default-cell-style-name="ce47"/>
        <table:table-column table:style-name="co1" table:number-columns-repeated="2" table:default-cell-style-name="ce47"/>
        <table:table-row table:style-name="ro1">
          <table:table-cell/>
          <table:table-cell table:style-name="Default" table:number-columns-repeated="8"/>
          <table:table-cell table:number-columns-repeated="3"/>
          <table:table-cell table:style-name="Default" table:number-columns-repeated="11"/>
        </table:table-row>
        <table:table-row table:style-name="ro1">
          <table:table-cell table:number-columns-repeated="3"/>
          <table:table-cell table:style-name="ce48" office:value-type="string" calcext:value-type="string" table:number-columns-spanned="2" table:number-rows-spanned="1">
            <text:p>Runtime (N=2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3)</text:p>
          </table:table-cell>
          <table:covered-table-cell/>
          <table:table-cell table:style-name="ce48" office:value-type="string" calcext:value-type="string" table:number-columns-spanned="2" table:number-rows-spanned="1">
            <text:p>Runtime (N=5)</text:p>
          </table:table-cell>
          <table:covered-table-cell/>
          <table:table-cell table:number-columns-repeated="6"/>
          <table:table-cell table:style-name="ce48" office:value-type="string" calcext:value-type="string">
            <text:p>Runtime (N=2)</text:p>
          </table:table-cell>
          <table:table-cell table:number-columns-repeated="2"/>
          <table:table-cell table:style-name="ce48" office:value-type="string" calcext:value-type="string">
            <text:p>Runtime (N=3)</text:p>
          </table:table-cell>
          <table:table-cell table:number-columns-repeated="2"/>
          <table:table-cell table:style-name="ce48" office:value-type="string" calcext:value-type="string">
            <text:p>Runtime (N=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table:number-columns-repeated="3"/>
          <table:table-cell office:value-type="string" calcext:value-type="string">
            <text:p>Mechanism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Secret Sharing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/>
          <table:table-cell office:value-type="string" calcext:value-type="string">
            <text:p>Snapping Mechanism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Snapping Mechanis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vaDA_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PrivaDA_Lapla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teger-scaling Laplace</text:p>
          </table:table-cell>
          <table:table-cell office:value-type="float" office:value="100" calcext:value-type="float">
            <text:p>100</text:p>
          </table:table-cell>
          <table:table-cell table:number-columns-repeated="9"/>
          <table:table-cell office:value-type="string" calcext:value-type="string">
            <text:p>Integer-scaling Lapla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Sheet1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ce60"/>
        <table:table-column table:style-name="co15" table:number-columns-repeated="2" table:default-cell-style-name="ce60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4" table:number-columns-repeated="2" table:default-cell-style-name="ce60"/>
        <table:table-column table:style-name="co15" table:number-columns-repeated="2" table:default-cell-style-name="ce60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5" table:number-columns-repeated="4" table:default-cell-style-name="ce60"/>
        <table:table-column table:style-name="co15" table:number-columns-repeated="4" table:default-cell-style-name="Default"/>
        <table:table-column table:style-name="co15" table:number-columns-repeated="4" table:default-cell-style-name="ce60"/>
        <table:table-column table:style-name="co16" table:number-columns-repeated="984" table:default-cell-style-name="Default"/>
        <table:table-row table:style-name="ro1">
          <table:table-cell/>
          <table:table-cell table:style-name="ce19"/>
          <table:table-cell table:number-columns-repeated="2"/>
          <table:table-cell table:style-name="ce37" table:number-columns-repeated="3"/>
          <table:table-cell table:style-name="ce45" table:number-columns-spanned="4" table:number-rows-spanned="1"/>
          <table:covered-table-cell table:number-columns-repeated="3"/>
          <table:table-cell table:style-name="ce53" office:value-type="string" calcext:value-type="string" table:number-columns-spanned="4" table:number-rows-spanned="1">
            <text:p>amortized over SIMD values</text:p>
          </table:table-cell>
          <table:covered-table-cell table:number-columns-repeated="3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/>
          <table:table-cell table:style-name="ce75" table:number-columns-spanned="4" table:number-rows-spanned="1"/>
          <table:covered-table-cell table:number-columns-repeated="3" table:style-name="ce14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style-name="ce66" table:number-columns-spanned="4" table:number-rows-spanned="1"/>
          <table:covered-table-cell table:number-columns-repeated="3" table:style-name="ce120"/>
          <table:table-cell table:style-name="ce71" office:value-type="string" calcext:value-type="string" table:number-columns-spanned="4" table:number-rows-spanned="1">
            <text:p>amortized over SIMD values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/>
          <table:table-cell table:style-name="ce19" office:value-type="string" calcext:value-type="string">
            <text:p>Prot.</text:p>
          </table:table-cell>
          <table:table-cell office:value-type="string" calcext:value-type="string">
            <text:p>Bit Size</text:p>
          </table:table-cell>
          <table:table-cell office:value-type="string" calcext:value-type="string">
            <text:p>SIMD</text:p>
          </table:table-cell>
          <table:table-cell table:style-name="ce38" office:value-type="string" calcext:value-type="string">
            <text:p>Memory Overflow</text:p>
          </table:table-cell>
          <table:table-cell table:style-name="ce38" office:value-type="string" calcext:value-type="string">
            <text:p>Security Parameter</text:p>
          </table:table-cell>
          <table:table-cell table:style-name="ce38" office:value-type="string" calcext:value-type="string">
            <text:p>Repetition</text:p>
          </table:table-cell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54" office:value-type="string" calcext:value-type="string" table:number-columns-spanned="4" table:number-rows-spanned="1">
            <text:p>LAN10</text:p>
          </table:table-cell>
          <table:covered-table-cell table:number-columns-repeated="2" table:style-name="ce63"/>
          <table:covered-table-cell table:style-name="ce65"/>
          <table:table-cell table:style-name="ce46" office:value-type="string" calcext:value-type="string" table:number-columns-spanned="4" table:number-rows-spanned="1">
            <text:p>LAN10</text:p>
          </table:table-cell>
          <table:covered-table-cell table:number-columns-repeated="3" table:style-name="ce51"/>
          <table:table-cell table:style-name="ce129" office:value-type="string" calcext:value-type="string" table:number-columns-spanned="4" table:number-rows-spanned="1">
            <text:p>LAN10</text:p>
          </table:table-cell>
          <table:covered-table-cell table:number-columns-repeated="3" table:style-name="ce73"/>
          <table:table-cell table:style-name="ce74"/>
          <table:table-cell table:style-name="ce140" office:value-type="string" calcext:value-type="string" table:number-columns-spanned="4" table:number-rows-spanned="1">
            <text:p>WAN</text:p>
          </table:table-cell>
          <table:covered-table-cell table:style-name="ce76"/>
          <table:covered-table-cell table:number-columns-repeated="2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style-name="ce80" office:value-type="string" calcext:value-type="string" table:number-columns-spanned="4" table:number-rows-spanned="1">
            <text:p>WAN</text:p>
          </table:table-cell>
          <table:covered-table-cell table:number-columns-repeated="3" table:style-name="ce77"/>
          <table:table-cell table:style-name="ce151" office:value-type="string" calcext:value-type="string" table:number-columns-spanned="4" table:number-rows-spanned="1">
            <text:p>WAN</text:p>
          </table:table-cell>
          <table:covered-table-cell table:number-columns-repeated="2" table:style-name="ce79"/>
          <table:covered-table-cell table:style-name="ce151"/>
          <table:table-cell table:number-columns-repeated="984"/>
        </table:table-row>
        <table:table-row table:style-name="ro1">
          <table:table-cell office:value-type="string" calcext:value-type="string">
            <text:p>Parties</text:p>
          </table:table-cell>
          <table:table-cell table:style-name="ce20"/>
          <table:table-cell table:number-columns-repeated="2"/>
          <table:table-cell table:style-name="ce37" table:number-columns-repeated="3"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/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style-name="ce120" office:value-type="string" calcext:value-type="string">
            <text:p>N=2</text:p>
          </table:table-cell>
          <table:table-cell table:style-name="ce120" office:value-type="string" calcext:value-type="string">
            <text:p>N=3</text:p>
          </table:table-cell>
          <table:table-cell table:style-name="ce120" office:value-type="string" calcext:value-type="string">
            <text:p>N=4</text:p>
          </table:table-cell>
          <table:table-cell table:style-name="ce120" office:value-type="string" calcext:value-type="string">
            <text:p>N=5</text:p>
          </table:table-cell>
          <table:table-cell table:style-name="ce128" office:value-type="string" calcext:value-type="string">
            <text:p>N=2</text:p>
          </table:table-cell>
          <table:table-cell table:style-name="ce128" office:value-type="string" calcext:value-type="string">
            <text:p>N=3</text:p>
          </table:table-cell>
          <table:table-cell table:style-name="ce128" office:value-type="string" calcext:value-type="string">
            <text:p>N=4</text:p>
          </table:table-cell>
          <table:table-cell table:style-name="ce128" office:value-type="string" calcext:value-type="string">
            <text:p>N=5</text:p>
          </table:table-cell>
          <table:table-cell table:number-columns-repeated="984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/>
          <table:table-cell table:style-name="ce121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25"/>
          <table:table-cell table:style-name="ce129" office:value-type="string" calcext:value-type="string" table:number-columns-spanned="4" table:number-rows-spanned="1">
            <text:p>Circuit Evaluation</text:p>
          </table:table-cell>
          <table:covered-table-cell table:number-columns-repeated="3" table:style-name="ce137"/>
          <table:table-cell table:style-name="ce140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0"/>
          <table:table-cell table:style-name="ce145" office:value-type="string" calcext:value-type="string" table:number-columns-spanned="4" table:number-rows-spanned="1">
            <text:p>Gates Online</text:p>
          </table:table-cell>
          <table:covered-table-cell table:number-columns-repeated="3" table:style-name="ce128"/>
          <table:table-cell table:number-columns-repeated="984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2.42" calcext:value-type="float">
            <text:p>152.42</text:p>
          </table:table-cell>
          <table:table-cell table:style-name="ce40" table:number-columns-repeated="3"/>
          <table:table-cell table:style-name="ce57" office:value-type="float" office:value="152.42" calcext:value-type="float">
            <text:p>152.42</text:p>
          </table:table-cell>
          <table:table-cell table:formula="of:=[.I5]/[.D5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61.774" calcext:value-type="float">
            <text:p>61.774</text:p>
          </table:table-cell>
          <table:table-cell table:style-name="ce40" table:number-columns-repeated="3"/>
          <table:table-cell table:style-name="ce68" table:formula="of:=[.P5]/[.D5]" office:value-type="float" office:value="61.774" calcext:value-type="float">
            <text:p>61.774</text:p>
          </table:table-cell>
          <table:table-cell table:formula="of:=[.Q5]/[.D5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38.743" calcext:value-type="float">
            <text:p>138.743</text:p>
          </table:table-cell>
          <table:table-cell table:style-name="ce40" table:number-columns-repeated="3"/>
          <table:table-cell table:style-name="ce57" office:value-type="float" office:value="138.743" calcext:value-type="float">
            <text:p>138.743</text:p>
          </table:table-cell>
          <table:table-cell table:formula="of:=[.I6]/[.D6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45.794" calcext:value-type="float">
            <text:p>45.794</text:p>
          </table:table-cell>
          <table:table-cell table:style-name="ce40" table:number-columns-repeated="3"/>
          <table:table-cell table:style-name="ce68" table:formula="of:=[.P6]/[.D6]" office:value-type="float" office:value="45.794" calcext:value-type="float">
            <text:p>45.794</text:p>
          </table:table-cell>
          <table:table-cell table:formula="of:=[.Q6]/[.D6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77.56" calcext:value-type="float">
            <text:p>77.56</text:p>
          </table:table-cell>
          <table:table-cell table:style-name="ce40" table:number-columns-repeated="3"/>
          <table:table-cell table:style-name="ce57" office:value-type="float" office:value="77.56" calcext:value-type="float">
            <text:p>77.56</text:p>
          </table:table-cell>
          <table:table-cell table:formula="of:=[.I7]/[.D7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.364" calcext:value-type="float">
            <text:p>3.364</text:p>
          </table:table-cell>
          <table:table-cell table:style-name="ce40" table:number-columns-repeated="3"/>
          <table:table-cell table:style-name="ce68" table:formula="of:=[.P7]/[.D7]" office:value-type="float" office:value="3.364" calcext:value-type="float">
            <text:p>3.364</text:p>
          </table:table-cell>
          <table:table-cell table:formula="of:=[.Q7]/[.D7]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1" office:value-type="string" calcext:value-type="string">
            <text:p>AGMW_kLogicalRightShift_EGKRS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65.66" calcext:value-type="float">
            <text:p>2465.66</text:p>
          </table:table-cell>
          <table:table-cell table:style-name="ce40" table:number-columns-repeated="3"/>
          <table:table-cell table:style-name="ce57" table:formula="of:=[.H8]/[.D8]" office:value-type="float" office:value="2.46566" calcext:value-type="float">
            <text:p>2.46566</text:p>
          </table:table-cell>
          <table:table-cell table:formula="of:=[.I8]/[.D8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84.43" calcext:value-type="float">
            <text:p>84.43</text:p>
          </table:table-cell>
          <table:table-cell table:style-name="ce40" table:number-columns-repeated="3"/>
          <table:table-cell table:style-name="ce68" table:formula="of:=[.P8]/[.D8]" office:value-type="float" office:value="0.08443" calcext:value-type="float">
            <text:p>0.08443</text:p>
          </table:table-cell>
          <table:table-cell table:formula="of:=[.Q8]/[.D8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LogicalRightShift_BtiDecomposition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17.397" calcext:value-type="float">
            <text:p>2317.397</text:p>
          </table:table-cell>
          <table:table-cell table:style-name="ce40" table:number-columns-repeated="3"/>
          <table:table-cell table:style-name="ce57" table:formula="of:=[.H9]/[.D9]" office:value-type="float" office:value="2.317397" calcext:value-type="float">
            <text:p>2.317397</text:p>
          </table:table-cell>
          <table:table-cell table:formula="of:=[.I9]/[.D9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7.604" calcext:value-type="float">
            <text:p>37.604</text:p>
          </table:table-cell>
          <table:table-cell table:style-name="ce40" table:number-columns-repeated="3"/>
          <table:table-cell table:style-name="ce68" table:formula="of:=[.P9]/[.D9]" office:value-type="float" office:value="0.037604" calcext:value-type="float">
            <text:p>0.037604</text:p>
          </table:table-cell>
          <table:table-cell table:formula="of:=[.Q9]/[.D9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1" office:value-type="string" calcext:value-type="string">
            <text:p>AGMW_kTruncPr</text:p>
          </table:table-cell>
          <table:table-cell table:style-name="ce21"/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66.855" calcext:value-type="float">
            <text:p>2366.855</text:p>
          </table:table-cell>
          <table:table-cell table:style-name="ce40" table:number-columns-repeated="3"/>
          <table:table-cell table:style-name="ce57" table:formula="of:=[.H10]/[.D10]" office:value-type="float" office:value="2.366855" calcext:value-type="float">
            <text:p>2.366855</text:p>
          </table:table-cell>
          <table:table-cell table:formula="of:=[.I10]/[.D10]" office:value-type="float" office:value="0" calcext:value-type="float">
            <text:p>0</text:p>
          </table:table-cell>
          <table:table-cell table:style-name="ce57" table:number-columns-repeated="2"/>
          <table:table-cell table:style-name="ce40" office:value-type="float" office:value="34.687" calcext:value-type="float">
            <text:p>34.687</text:p>
          </table:table-cell>
          <table:table-cell table:style-name="ce40" table:number-columns-repeated="3"/>
          <table:table-cell table:style-name="ce68" table:formula="of:=[.P10]/[.D10]" office:value-type="float" office:value="0.034687" calcext:value-type="float">
            <text:p>0.034687</text:p>
          </table:table-cell>
          <table:table-cell table:formula="of:=[.Q10]/[.D10]" office:value-type="float" office:value="0" calcext:value-type="float">
            <text:p>0</text:p>
          </table:table-cell>
          <table:table-cell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17.429" calcext:value-type="float">
            <text:p>117.429</text:p>
          </table:table-cell>
          <table:table-cell table:style-name="ce40" table:number-columns-repeated="3"/>
          <table:table-cell table:style-name="ce58" table:formula="of:=[.H12]/[.D12]" office:value-type="float" office:value="117.429" calcext:value-type="float">
            <text:p>117.429</text:p>
          </table:table-cell>
          <table:table-cell table:formula="of:=[.I12]/[.D12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29.61" calcext:value-type="float">
            <text:p>29.61</text:p>
          </table:table-cell>
          <table:table-cell table:style-name="ce70" table:number-columns-repeated="3"/>
          <table:table-cell table:style-name="ce68" table:formula="of:=[.P12]/[.D12]" office:value-type="float" office:value="29.61" calcext:value-type="float">
            <text:p>29.61</text:p>
          </table:table-cell>
          <table:table-cell table:formula="of:=[.Q12]/[.D12]" office:value-type="float" office:value="0" calcext:value-type="float">
            <text:p>0</text:p>
          </table:table-cell>
          <table:table-cell table:style-name="ce58" table:number-columns-repeated="2"/>
          <table:table-cell table:number-columns-repeated="1001"/>
        </table:table-row>
        <table:table-row table:style-name="ro1">
          <table:table-cell table:style-name="ce3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" calcext:value-type="float">
            <text:p>1</text:p>
          </table:table-cell>
          <table:table-cell table:style-name="ce37" table:number-columns-repeated="3"/>
          <table:table-cell table:style-name="ce40" office:value-type="float" office:value="159.616" calcext:value-type="float">
            <text:p>159.616</text:p>
          </table:table-cell>
          <table:table-cell table:style-name="ce40" table:number-columns-repeated="3"/>
          <table:table-cell table:style-name="ce58" table:formula="of:=[.H13]/[.D13]" office:value-type="float" office:value="159.616" calcext:value-type="float">
            <text:p>159.616</text:p>
          </table:table-cell>
          <table:table-cell table:formula="of:=[.I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59.897" calcext:value-type="float">
            <text:p>59.897</text:p>
          </table:table-cell>
          <table:table-cell table:style-name="ce70" table:number-columns-repeated="3"/>
          <table:table-cell table:style-name="ce68" table:formula="of:=[.P13]/[.D13]" office:value-type="float" office:value="59.897" calcext:value-type="float">
            <text:p>59.897</text:p>
          </table:table-cell>
          <table:table-cell table:formula="of:=[.Q13]/[.D13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30.361" calcext:value-type="float">
            <text:p>2330.361</text:p>
          </table:table-cell>
          <table:table-cell table:style-name="ce40" table:number-columns-repeated="3"/>
          <table:table-cell table:style-name="ce58" table:formula="of:=[.H14]/[.D14]" office:value-type="float" office:value="2.330361" calcext:value-type="float">
            <text:p>2.330361</text:p>
          </table:table-cell>
          <table:table-cell table:formula="of:=[.I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39.164" calcext:value-type="float">
            <text:p>39.164</text:p>
          </table:table-cell>
          <table:table-cell table:style-name="ce70" table:number-columns-repeated="3"/>
          <table:table-cell table:style-name="ce68" table:formula="of:=[.P14]/[.D14]" office:value-type="float" office:value="0.039164" calcext:value-type="float">
            <text:p>0.039164</text:p>
          </table:table-cell>
          <table:table-cell table:formula="of:=[.Q14]/[.D14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 table:style-name="ce2" office:value-type="string" calcext:value-type="string">
            <text:p>AGMW_kLTS</text:p>
          </table:table-cell>
          <table:table-cell table:style-name="ce22"/>
          <table:table-cell table:style-name="ce30" office:value-type="float" office:value="64" calcext:value-type="float">
            <text:p>64</text:p>
          </table:table-cell>
          <table:table-cell table:style-name="ce30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4704.136" calcext:value-type="float">
            <text:p>4704.136</text:p>
          </table:table-cell>
          <table:table-cell table:style-name="ce40" table:number-columns-repeated="3"/>
          <table:table-cell table:style-name="ce58" table:formula="of:=[.H15]/[.D15]" office:value-type="float" office:value="4.704136" calcext:value-type="float">
            <text:p>4.704136</text:p>
          </table:table-cell>
          <table:table-cell table:formula="of:=[.I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68" office:value-type="float" office:value="125.486" calcext:value-type="float">
            <text:p>125.486</text:p>
          </table:table-cell>
          <table:table-cell table:style-name="ce70" table:number-columns-repeated="3"/>
          <table:table-cell table:style-name="ce68" table:formula="of:=[.P15]/[.D15]" office:value-type="float" office:value="0.125486" calcext:value-type="float">
            <text:p>0.125486</text:p>
          </table:table-cell>
          <table:table-cell table:formula="of:=[.Q15]/[.D15]" office:value-type="float" office:value="0" calcext:value-type="float">
            <text:p>0</text:p>
          </table:table-cell>
          <table:table-cell table:style-name="ce58" table:number-columns-repeated="2"/>
          <table:table-cell table:style-name="ce40" table:number-columns-repeated="5"/>
          <table:table-cell table:style-name="ce68" table:number-columns-repeated="4"/>
          <table:table-cell table:style-name="ce40"/>
          <table:table-cell table:number-columns-repeated="991"/>
        </table:table-row>
        <table:table-row table:style-name="ro1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4" office:value-type="string" calcext:value-type="string">
            <text:p>AGMW_MSNZB_ABZS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171.668" calcext:value-type="float">
            <text:p>171.668</text:p>
          </table:table-cell>
          <table:table-cell office:value-type="float" office:value="186.173" calcext:value-type="float">
            <text:p>186.173</text:p>
          </table:table-cell>
          <table:table-cell office:value-type="float" office:value="214.594" calcext:value-type="float">
            <text:p>214.594</text:p>
          </table:table-cell>
          <table:table-cell office:value-type="float" office:value="238.912" calcext:value-type="float">
            <text:p>238.912</text:p>
          </table:table-cell>
          <table:table-cell table:style-name="ce59" table:formula="of:=[.H17]/[.D17]" office:value-type="float" office:value="171.668" calcext:value-type="float">
            <text:p>171.668</text:p>
          </table:table-cell>
          <table:table-cell table:style-name="ce62" table:formula="of:=[.I17]/[.D17]" office:value-type="float" office:value="186.173" calcext:value-type="float">
            <text:p>186.173</text:p>
          </table:table-cell>
          <table:table-cell table:style-name="ce59" table:number-columns-repeated="2"/>
          <table:table-cell table:style-name="ce31" office:value-type="float" office:value="45.589" calcext:value-type="float">
            <text:p>45.589</text:p>
          </table:table-cell>
          <table:table-cell table:style-name="ce40" office:value-type="float" office:value="49.622" calcext:value-type="float">
            <text:p>49.622</text:p>
          </table:table-cell>
          <table:table-cell table:style-name="ce40" office:value-type="float" office:value="66.44" calcext:value-type="float">
            <text:p>66.44</text:p>
          </table:table-cell>
          <table:table-cell table:style-name="ce40" office:value-type="float" office:value="83.29" calcext:value-type="float">
            <text:p>83.29</text:p>
          </table:table-cell>
          <table:table-cell table:style-name="ce59" table:formula="of:=[.P17]/[.D17]" office:value-type="float" office:value="45.589" calcext:value-type="float">
            <text:p>45.589</text:p>
          </table:table-cell>
          <table:table-cell table:style-name="ce62" table:formula="of:=[.Q17]/[.D17]" office:value-type="float" office:value="49.622" calcext:value-type="float">
            <text:p>49.622</text:p>
          </table:table-cell>
          <table:table-cell table:style-name="ce62" table:number-columns-repeated="2"/>
          <table:table-cell/>
          <table:table-cell office:value-type="float" office:value="2088.895" calcext:value-type="float">
            <text:p>2088.895</text:p>
          </table:table-cell>
          <table:table-cell office:value-type="float" office:value="2245.391" calcext:value-type="float">
            <text:p>2245.391</text:p>
          </table:table-cell>
          <table:table-cell office:value-type="float" office:value="2327.504" calcext:value-type="float">
            <text:p>2327.504</text:p>
          </table:table-cell>
          <table:table-cell office:value-type="float" office:value="2401.02" calcext:value-type="float">
            <text:p>2401.02</text:p>
          </table:table-cell>
          <table:table-cell table:style-name="Default" table:number-columns-repeated="4"/>
          <table:table-cell office:value-type="float" office:value="881.494" calcext:value-type="float">
            <text:p>881.494</text:p>
          </table:table-cell>
          <table:table-cell office:value-type="float" office:value="1001.671" calcext:value-type="float">
            <text:p>1001.671</text:p>
          </table:table-cell>
          <table:table-cell office:value-type="float" office:value="1046.882" calcext:value-type="float">
            <text:p>1046.882</text:p>
          </table:table-cell>
          <table:table-cell office:value-type="float" office:value="7897.003" calcext:value-type="float">
            <text:p>7897.003</text:p>
          </table:table-cell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5" office:value-type="string" calcext:value-type="string">
            <text:p>AGMW_MSNZB_SIRNN</text:p>
          </table:table-cell>
          <table:table-cell table:style-name="ce23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1" calcext:value-type="float">
            <text:p>1</text:p>
          </table:table-cell>
          <table:table-cell table:style-name="ce39" table:number-columns-repeated="3"/>
          <table:table-cell table:style-name="ce31" office:value-type="float" office:value="317.166" calcext:value-type="float">
            <text:p>317.166</text:p>
          </table:table-cell>
          <table:table-cell office:value-type="float" office:value="429.043" calcext:value-type="float">
            <text:p>429.043</text:p>
          </table:table-cell>
          <table:table-cell office:value-type="float" office:value="505.75" calcext:value-type="float">
            <text:p>505.75</text:p>
          </table:table-cell>
          <table:table-cell office:value-type="float" office:value="698.743" calcext:value-type="float">
            <text:p>698.743</text:p>
          </table:table-cell>
          <table:table-cell table:style-name="ce59" table:formula="of:=[.H18]/[.D18]" office:value-type="float" office:value="317.166" calcext:value-type="float">
            <text:p>317.166</text:p>
          </table:table-cell>
          <table:table-cell table:style-name="ce62" table:formula="of:=[.I18]/[.D18]" office:value-type="float" office:value="429.043" calcext:value-type="float">
            <text:p>429.043</text:p>
          </table:table-cell>
          <table:table-cell table:style-name="ce59" table:number-columns-repeated="2"/>
          <table:table-cell table:style-name="ce31" office:value-type="float" office:value="217.553" calcext:value-type="float">
            <text:p>217.553</text:p>
          </table:table-cell>
          <table:table-cell table:style-name="ce40" office:value-type="float" office:value="311.557" calcext:value-type="float">
            <text:p>311.557</text:p>
          </table:table-cell>
          <table:table-cell table:style-name="ce40" office:value-type="float" office:value="378.446" calcext:value-type="float">
            <text:p>378.446</text:p>
          </table:table-cell>
          <table:table-cell table:style-name="ce40" office:value-type="float" office:value="563.375" calcext:value-type="float">
            <text:p>563.375</text:p>
          </table:table-cell>
          <table:table-cell table:style-name="ce59" table:formula="of:=[.P18]/[.D18]" office:value-type="float" office:value="217.553" calcext:value-type="float">
            <text:p>217.553</text:p>
          </table:table-cell>
          <table:table-cell table:style-name="ce62" table:formula="of:=[.Q18]/[.D18]" office:value-type="float" office:value="311.557" calcext:value-type="float">
            <text:p>311.557</text:p>
          </table:table-cell>
          <table:table-cell table:style-name="ce62" table:number-columns-repeated="2"/>
          <table:table-cell/>
          <table:table-cell office:value-type="float" office:value="5962.149" calcext:value-type="float">
            <text:p>5962.149</text:p>
          </table:table-cell>
          <table:table-cell office:value-type="float" office:value="6552.616" calcext:value-type="float">
            <text:p>6552.616</text:p>
          </table:table-cell>
          <table:table-cell office:value-type="float" office:value="7147.052" calcext:value-type="float">
            <text:p>7147.052</text:p>
          </table:table-cell>
          <table:table-cell office:value-type="float" office:value="1102.476" calcext:value-type="float">
            <text:p>1102.476</text:p>
          </table:table-cell>
          <table:table-cell table:style-name="Default" table:number-columns-repeated="4"/>
          <table:table-cell office:value-type="float" office:value="4962.956" calcext:value-type="float">
            <text:p>4962.956</text:p>
          </table:table-cell>
          <table:table-cell office:value-type="float" office:value="5372.937" calcext:value-type="float">
            <text:p>5372.937</text:p>
          </table:table-cell>
          <table:table-cell office:value-type="float" office:value="5915.536" calcext:value-type="float">
            <text:p>5915.536</text:p>
          </table:table-cell>
          <table:table-cell office:value-type="float" office:value="6611.81" calcext:value-type="float">
            <text:p>6611.81</text:p>
          </table:table-cell>
          <table:table-cell table:style-name="ce62" table:number-columns-repeated="4"/>
          <table:table-cell table:number-columns-repeated="984"/>
        </table:table-row>
        <table:table-row table:style-name="ro1" table:number-rows-repeated="5">
          <table:table-cell/>
          <table:table-cell table:style-name="ce20"/>
          <table:table-cell table:number-columns-repeated="2"/>
          <table:table-cell table:style-name="ce37" table:number-columns-repeated="3"/>
          <table:table-cell table:style-name="ce121"/>
          <table:table-cell/>
          <table:table-cell table:style-name="ce125" table:number-columns-repeated="2"/>
          <table:table-cell table:style-name="ce129"/>
          <table:table-cell/>
          <table:table-cell table:style-name="ce137" table:number-columns-repeated="2"/>
          <table:table-cell table:style-name="ce140"/>
          <table:table-cell table:style-name="ce120" table:number-columns-repeated="3"/>
          <table:table-cell table:style-name="ce68"/>
          <table:table-cell/>
          <table:table-cell table:style-name="ce128" table:number-columns-repeated="2"/>
          <table:table-cell/>
          <table:table-cell table:style-name="ce121"/>
          <table:table-cell table:style-name="ce125" table:number-columns-repeated="3"/>
          <table:table-cell table:style-name="ce129"/>
          <table:table-cell table:style-name="ce137" table:number-columns-repeated="3"/>
          <table:table-cell table:style-name="ce140"/>
          <table:table-cell table:style-name="ce120" table:number-columns-repeated="3"/>
          <table:table-cell table:style-name="ce145"/>
          <table:table-cell table:style-name="ce128" table:number-columns-repeated="3"/>
          <table:table-cell table:number-columns-repeated="98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40.801" calcext:value-type="float">
            <text:p>240.801</text:p>
          </table:table-cell>
          <table:table-cell office:value-type="float" office:value="2701.427" calcext:value-type="float">
            <text:p>2701.427</text:p>
          </table:table-cell>
          <table:table-cell table:number-columns-repeated="2"/>
          <table:table-cell table:formula="of:=[.H24]/[.D24]" office:value-type="float" office:value="0.240801" calcext:value-type="float">
            <text:p>0.240801</text:p>
          </table:table-cell>
          <table:table-cell table:formula="of:=[.I24]/[.D24]" office:value-type="float" office:value="2.701427" calcext:value-type="float">
            <text:p>2.701427</text:p>
          </table:table-cell>
          <table:table-cell table:number-columns-repeated="2"/>
          <table:table-cell office:value-type="float" office:value="18.817" calcext:value-type="float">
            <text:p>18.817</text:p>
          </table:table-cell>
          <table:table-cell office:value-type="float" office:value="32.409" calcext:value-type="float">
            <text:p>32.409</text:p>
          </table:table-cell>
          <table:table-cell table:number-columns-repeated="2"/>
          <table:table-cell table:style-name="ce68" table:formula="of:=[.P24]/[.D24]" office:value-type="float" office:value="0.018817" calcext:value-type="float">
            <text:p>0.018817</text:p>
          </table:table-cell>
          <table:table-cell table:formula="of:=[.Q24]/[.D24]" office:value-type="float" office:value="0.032409" calcext:value-type="float">
            <text:p>0.032409</text:p>
          </table:table-cell>
          <table:table-cell table:number-columns-repeated="1003"/>
        </table:table-row>
        <table:table-row table:style-name="ro1">
          <table:table-cell table:style-name="ce7" office:value-type="string" calcext:value-type="string">
            <text:p>Fx_Add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312" calcext:value-type="float">
            <text:p>230.312</text:p>
          </table:table-cell>
          <table:table-cell office:value-type="float" office:value="2702.427" calcext:value-type="float">
            <text:p>2702.427</text:p>
          </table:table-cell>
          <table:table-cell table:number-columns-repeated="2"/>
          <table:table-cell table:formula="of:=[.H25]/[.D25]" office:value-type="float" office:value="0.230312" calcext:value-type="float">
            <text:p>0.230312</text:p>
          </table:table-cell>
          <table:table-cell table:formula="of:=[.I25]/[.D25]" office:value-type="float" office:value="2.702427" calcext:value-type="float">
            <text:p>2.702427</text:p>
          </table:table-cell>
          <table:table-cell table:number-columns-repeated="2"/>
          <table:table-cell office:value-type="float" office:value="35.291" calcext:value-type="float">
            <text:p>35.291</text:p>
          </table:table-cell>
          <table:table-cell office:value-type="float" office:value="63.322" calcext:value-type="float">
            <text:p>63.322</text:p>
          </table:table-cell>
          <table:table-cell table:number-columns-repeated="2"/>
          <table:table-cell table:style-name="ce68" table:formula="of:=[.P25]/[.D25]" office:value-type="float" office:value="0.035291" calcext:value-type="float">
            <text:p>0.035291</text:p>
          </table:table-cell>
          <table:table-cell table:formula="of:=[.Q25]/[.D25]" office:value-type="float" office:value="0.063322" calcext:value-type="float">
            <text:p>0.06332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03.183" calcext:value-type="float">
            <text:p>203.183</text:p>
          </table:table-cell>
          <table:table-cell office:value-type="float" office:value="248.019" calcext:value-type="float">
            <text:p>248.019</text:p>
          </table:table-cell>
          <table:table-cell table:number-columns-repeated="2"/>
          <table:table-cell table:formula="of:=[.H26]/[.D26]" office:value-type="float" office:value="0.203183" calcext:value-type="float">
            <text:p>0.203183</text:p>
          </table:table-cell>
          <table:table-cell table:formula="of:=[.I26]/[.D26]" office:value-type="float" office:value="0.248019" calcext:value-type="float">
            <text:p>0.248019</text:p>
          </table:table-cell>
          <table:table-cell table:number-columns-repeated="2"/>
          <table:table-cell office:value-type="float" office:value="48.507" calcext:value-type="float">
            <text:p>48.507</text:p>
          </table:table-cell>
          <table:table-cell office:value-type="float" office:value="68.684" calcext:value-type="float">
            <text:p>68.684</text:p>
          </table:table-cell>
          <table:table-cell table:number-columns-repeated="2"/>
          <table:table-cell table:style-name="ce68" table:formula="of:=[.P26]/[.D26]" office:value-type="float" office:value="0.048507" calcext:value-type="float">
            <text:p>0.048507</text:p>
          </table:table-cell>
          <table:table-cell table:formula="of:=[.Q26]/[.D26]" office:value-type="float" office:value="0.068684" calcext:value-type="float">
            <text:p>0.068684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Lt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30.759" calcext:value-type="float">
            <text:p>230.759</text:p>
          </table:table-cell>
          <table:table-cell office:value-type="float" office:value="362.827" calcext:value-type="float">
            <text:p>362.827</text:p>
          </table:table-cell>
          <table:table-cell table:number-columns-repeated="2"/>
          <table:table-cell table:formula="of:=[.H27]/[.D27]" office:value-type="float" office:value="0.230759" calcext:value-type="float">
            <text:p>0.230759</text:p>
          </table:table-cell>
          <table:table-cell table:formula="of:=[.I27]/[.D27]" office:value-type="float" office:value="0.362827" calcext:value-type="float">
            <text:p>0.362827</text:p>
          </table:table-cell>
          <table:table-cell table:number-columns-repeated="2"/>
          <table:table-cell office:value-type="float" office:value="37.823" calcext:value-type="float">
            <text:p>37.823</text:p>
          </table:table-cell>
          <table:table-cell office:value-type="float" office:value="73.209" calcext:value-type="float">
            <text:p>73.209</text:p>
          </table:table-cell>
          <table:table-cell table:number-columns-repeated="2"/>
          <table:table-cell table:style-name="ce68" table:formula="of:=[.P27]/[.D27]" office:value-type="float" office:value="0.037823" calcext:value-type="float">
            <text:p>0.037823</text:p>
          </table:table-cell>
          <table:table-cell table:formula="of:=[.Q27]/[.D27]" office:value-type="float" office:value="0.073209" calcext:value-type="float">
            <text:p>0.0732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1676.72" calcext:value-type="float">
            <text:p>1676.72</text:p>
          </table:table-cell>
          <table:table-cell office:value-type="float" office:value="2703.427" calcext:value-type="float">
            <text:p>2703.427</text:p>
          </table:table-cell>
          <table:table-cell table:number-columns-repeated="2"/>
          <table:table-cell table:formula="of:=[.H28]/[.D28]" office:value-type="float" office:value="1.67672" calcext:value-type="float">
            <text:p>1.67672</text:p>
          </table:table-cell>
          <table:table-cell table:formula="of:=[.I28]/[.D28]" office:value-type="float" office:value="2.703427" calcext:value-type="float">
            <text:p>2.703427</text:p>
          </table:table-cell>
          <table:table-cell table:number-columns-repeated="2"/>
          <table:table-cell office:value-type="float" office:value="104.546" calcext:value-type="float">
            <text:p>104.546</text:p>
          </table:table-cell>
          <table:table-cell office:value-type="float" office:value="210.783" calcext:value-type="float">
            <text:p>210.783</text:p>
          </table:table-cell>
          <table:table-cell table:number-columns-repeated="2"/>
          <table:table-cell table:style-name="ce68" table:formula="of:=[.P28]/[.D28]" office:value-type="float" office:value="0.104546" calcext:value-type="float">
            <text:p>0.104546</text:p>
          </table:table-cell>
          <table:table-cell table:formula="of:=[.Q28]/[.D28]" office:value-type="float" office:value="0.210783" calcext:value-type="float">
            <text:p>0.21078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Mul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5941.175" calcext:value-type="float">
            <text:p>5941.175</text:p>
          </table:table-cell>
          <table:table-cell office:value-type="float" office:value="16581.595" calcext:value-type="float">
            <text:p>16581.595</text:p>
          </table:table-cell>
          <table:table-cell table:number-columns-repeated="2"/>
          <table:table-cell table:formula="of:=[.H29]/[.D29]" office:value-type="float" office:value="5.941175" calcext:value-type="float">
            <text:p>5.941175</text:p>
          </table:table-cell>
          <table:table-cell table:formula="of:=[.I29]/[.D29]" office:value-type="float" office:value="16.581595" calcext:value-type="float">
            <text:p>16.581595</text:p>
          </table:table-cell>
          <table:table-cell table:number-columns-repeated="2"/>
          <table:table-cell office:value-type="float" office:value="292.613" calcext:value-type="float">
            <text:p>292.613</text:p>
          </table:table-cell>
          <table:table-cell office:value-type="float" office:value="303.7" calcext:value-type="float">
            <text:p>303.7</text:p>
          </table:table-cell>
          <table:table-cell table:number-columns-repeated="2"/>
          <table:table-cell table:style-name="ce68" table:formula="of:=[.P29]/[.D29]" office:value-type="float" office:value="0.292613" calcext:value-type="float">
            <text:p>0.292613</text:p>
          </table:table-cell>
          <table:table-cell table:formula="of:=[.Q29]/[.D29]" office:value-type="float" office:value="0.3037" calcext:value-type="float">
            <text:p>0.3037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4396.363" calcext:value-type="float">
            <text:p>4396.363</text:p>
          </table:table-cell>
          <table:table-cell office:value-type="float" office:value="6707.067" calcext:value-type="float">
            <text:p>6707.067</text:p>
          </table:table-cell>
          <table:table-cell table:number-columns-repeated="2"/>
          <table:table-cell table:formula="of:=[.H30]/[.D30]" office:value-type="float" office:value="4.396363" calcext:value-type="float">
            <text:p>4.396363</text:p>
          </table:table-cell>
          <table:table-cell table:formula="of:=[.I30]/[.D30]" office:value-type="float" office:value="6.707067" calcext:value-type="float">
            <text:p>6.707067</text:p>
          </table:table-cell>
          <table:table-cell table:number-columns-repeated="2"/>
          <table:table-cell office:value-type="float" office:value="305.158" calcext:value-type="float">
            <text:p>305.158</text:p>
          </table:table-cell>
          <table:table-cell office:value-type="float" office:value="442.013" calcext:value-type="float">
            <text:p>442.013</text:p>
          </table:table-cell>
          <table:table-cell table:number-columns-repeated="2"/>
          <table:table-cell table:style-name="ce68" table:formula="of:=[.P30]/[.D30]" office:value-type="float" office:value="0.305158" calcext:value-type="float">
            <text:p>0.305158</text:p>
          </table:table-cell>
          <table:table-cell table:formula="of:=[.Q30]/[.D30]" office:value-type="float" office:value="0.442013" calcext:value-type="float">
            <text:p>0.442013</text:p>
          </table:table-cell>
          <table:table-cell table:number-columns-repeated="1003"/>
        </table:table-row>
        <table:table-row table:style-name="ro1">
          <table:table-cell table:style-name="ce9" office:value-type="string" calcext:value-type="string">
            <text:p>Fx_Exp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2614.22" calcext:value-type="float">
            <text:p>12614.22</text:p>
          </table:table-cell>
          <table:table-cell office:value-type="float" office:value="36321.368" calcext:value-type="float">
            <text:p>36321.368</text:p>
          </table:table-cell>
          <table:table-cell table:number-columns-repeated="2"/>
          <table:table-cell table:formula="of:=[.H31]/[.D31]" office:value-type="float" office:value="12.61422" calcext:value-type="float">
            <text:p>12.61422</text:p>
          </table:table-cell>
          <table:table-cell table:formula="of:=[.I31]/[.D31]" office:value-type="float" office:value="36.321368" calcext:value-type="float">
            <text:p>36.321368</text:p>
          </table:table-cell>
          <table:table-cell table:number-columns-repeated="2"/>
          <table:table-cell office:value-type="float" office:value="796.441" calcext:value-type="float">
            <text:p>796.441</text:p>
          </table:table-cell>
          <table:table-cell office:value-type="float" office:value="471.108" calcext:value-type="float">
            <text:p>471.108</text:p>
          </table:table-cell>
          <table:table-cell table:number-columns-repeated="2"/>
          <table:table-cell table:style-name="ce68" table:formula="of:=[.P31]/[.D31]" office:value-type="float" office:value="0.796441" calcext:value-type="float">
            <text:p>0.796441</text:p>
          </table:table-cell>
          <table:table-cell table:formula="of:=[.Q31]/[.D31]" office:value-type="float" office:value="0.471108" calcext:value-type="float">
            <text:p>0.4711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10285.598" calcext:value-type="float">
            <text:p>10285.598</text:p>
          </table:table-cell>
          <table:table-cell office:value-type="float" office:value="15571.025" calcext:value-type="float">
            <text:p>15571.025</text:p>
          </table:table-cell>
          <table:table-cell table:number-columns-repeated="2"/>
          <table:table-cell table:formula="of:=[.H32]/[.D32]" office:value-type="float" office:value="10.285598" calcext:value-type="float">
            <text:p>10.285598</text:p>
          </table:table-cell>
          <table:table-cell table:formula="of:=[.I32]/[.D32]" office:value-type="float" office:value="15.571025" calcext:value-type="float">
            <text:p>15.571025</text:p>
          </table:table-cell>
          <table:table-cell table:number-columns-repeated="2"/>
          <table:table-cell office:value-type="float" office:value="1009.401" calcext:value-type="float">
            <text:p>1009.401</text:p>
          </table:table-cell>
          <table:table-cell office:value-type="float" office:value="1034.455" calcext:value-type="float">
            <text:p>1034.455</text:p>
          </table:table-cell>
          <table:table-cell table:number-columns-repeated="2"/>
          <table:table-cell table:formula="of:=[.P32]/[.D32]" office:value-type="float" office:value="1.009401" calcext:value-type="float">
            <text:p>1.009401</text:p>
          </table:table-cell>
          <table:table-cell table:formula="of:=[.Q32]/[.D32]" office:value-type="float" office:value="1.034455" calcext:value-type="float">
            <text:p>1.034455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Sqrt_P0132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018.477" calcext:value-type="float">
            <text:p>5018.477</text:p>
          </table:table-cell>
          <table:table-cell office:value-type="float" office:value="13936.57" calcext:value-type="float">
            <text:p>13936.57</text:p>
          </table:table-cell>
          <table:table-cell table:number-columns-repeated="2"/>
          <table:table-cell table:formula="of:=[.H33]/[.D33]" office:value-type="float" office:value="5.018477" calcext:value-type="float">
            <text:p>5.018477</text:p>
          </table:table-cell>
          <table:table-cell table:formula="of:=[.I33]/[.D33]" office:value-type="float" office:value="13.93657" calcext:value-type="float">
            <text:p>13.93657</text:p>
          </table:table-cell>
          <table:table-cell table:number-columns-repeated="2"/>
          <table:table-cell office:value-type="float" office:value="324.1" calcext:value-type="float">
            <text:p>324.1</text:p>
          </table:table-cell>
          <table:table-cell office:value-type="float" office:value="284.818" calcext:value-type="float">
            <text:p>284.818</text:p>
          </table:table-cell>
          <table:table-cell table:number-columns-repeated="2"/>
          <table:table-cell table:formula="of:=[.P33]/[.D33]" office:value-type="float" office:value="0.3241" calcext:value-type="float">
            <text:p>0.3241</text:p>
          </table:table-cell>
          <table:table-cell table:formula="of:=[.Q33]/[.D33]" office:value-type="float" office:value="0.284818" calcext:value-type="float">
            <text:p>0.28481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0" calcext:value-type="float">
            <text:p>1000</text:p>
          </table:table-cell>
          <table:table-cell table:style-name="ce37" table:number-columns-repeated="3"/>
          <table:table-cell table:style-name="ce40" office:value-type="float" office:value="26583.403" calcext:value-type="float">
            <text:p>26583.403</text:p>
          </table:table-cell>
          <table:table-cell office:value-type="float" office:value="27689.377" calcext:value-type="float">
            <text:p>27689.377</text:p>
          </table:table-cell>
          <table:table-cell table:number-columns-repeated="2"/>
          <table:table-cell table:formula="of:=[.H34]/[.D34]" office:value-type="float" office:value="26.583403" calcext:value-type="float">
            <text:p>26.583403</text:p>
          </table:table-cell>
          <table:table-cell table:formula="of:=[.I34]/[.D34]" office:value-type="float" office:value="27.689377" calcext:value-type="float">
            <text:p>27.689377</text:p>
          </table:table-cell>
          <table:table-cell table:number-columns-repeated="2"/>
          <table:table-cell office:value-type="float" office:value="25274.043" calcext:value-type="float">
            <text:p>25274.043</text:p>
          </table:table-cell>
          <table:table-cell office:value-type="float" office:value="25759.839" calcext:value-type="float">
            <text:p>25759.839</text:p>
          </table:table-cell>
          <table:table-cell table:number-columns-repeated="2"/>
          <table:table-cell table:style-name="ce68" table:formula="of:=[.P34]/[.D34]" office:value-type="float" office:value="25.274043" calcext:value-type="float">
            <text:p>25.274043</text:p>
          </table:table-cell>
          <table:table-cell table:formula="of:=[.Q34]/[.D34]" office:value-type="float" office:value="25.759839" calcext:value-type="float">
            <text:p>25.759839</text:p>
          </table:table-cell>
          <table:table-cell table:number-columns-repeated="1003"/>
        </table:table-row>
        <table:table-row table:style-name="ro1">
          <table:table-cell table:style-name="ce11" office:value-type="string" calcext:value-type="string">
            <text:p>Fx_Div_circuit</text:p>
          </table:table-cell>
          <table:table-cell table:style-name="ce25" office:value-type="string" calcext:value-type="string">
            <text:p>Y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1000" calcext:value-type="float">
            <text:p>1000</text:p>
          </table:table-cell>
          <table:table-cell table:style-name="ce37" table:number-columns-repeated="3"/>
          <table:table-cell table:style-name="ce49" office:value-type="float" office:value="5638.912" calcext:value-type="float">
            <text:p>5638.912</text:p>
          </table:table-cell>
          <table:table-cell office:value-type="float" office:value="14199.217" calcext:value-type="float">
            <text:p>14199.217</text:p>
          </table:table-cell>
          <table:table-cell table:number-columns-repeated="2"/>
          <table:table-cell table:formula="of:=[.H35]/[.D35]" office:value-type="float" office:value="5.638912" calcext:value-type="float">
            <text:p>5.638912</text:p>
          </table:table-cell>
          <table:table-cell table:formula="of:=[.I35]/[.D35]" office:value-type="float" office:value="14.199217" calcext:value-type="float">
            <text:p>14.199217</text:p>
          </table:table-cell>
          <table:table-cell table:number-columns-repeated="2"/>
          <table:table-cell office:value-type="float" office:value="1320.252" calcext:value-type="float">
            <text:p>1320.252</text:p>
          </table:table-cell>
          <table:table-cell office:value-type="float" office:value="1595.291" calcext:value-type="float">
            <text:p>1595.291</text:p>
          </table:table-cell>
          <table:table-cell table:number-columns-repeated="2"/>
          <table:table-cell table:style-name="ce68" table:formula="of:=[.P35]/[.D35]" office:value-type="float" office:value="1.320252" calcext:value-type="float">
            <text:p>1.320252</text:p>
          </table:table-cell>
          <table:table-cell table:formula="of:=[.Q35]/[.D35]" office:value-type="float" office:value="1.595291" calcext:value-type="float">
            <text:p>1.595291</text:p>
          </table:table-cell>
          <table:table-cell table:number-columns-repeated="1003"/>
        </table:table-row>
        <table:table-row table:style-name="ro1" table:number-rows-repeated="2">
          <table:table-cell table:number-columns-repeated="19"/>
          <table:table-cell table:style-name="ce68"/>
          <table:table-cell table:number-columns-repeated="1004"/>
        </table:table-row>
        <table:table-row table:style-name="ro1">
          <table:table-cell table:style-name="ce6" office:value-type="string" calcext:value-type="string">
            <text:p>Fx_Add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08.878" calcext:value-type="float">
            <text:p>108.878</text:p>
          </table:table-cell>
          <table:table-cell table:style-name="ce32" office:value-type="float" office:value="127.121" calcext:value-type="float">
            <text:p>127.121</text:p>
          </table:table-cell>
          <table:table-cell table:style-name="ce32" table:number-columns-repeated="2"/>
          <table:table-cell table:style-name="ce61" table:formula="of:=[.H38]/[.D38]" office:value-type="float" office:value="1.08878" calcext:value-type="float">
            <text:p>1.08878</text:p>
          </table:table-cell>
          <table:table-cell table:style-name="ce61" table:formula="of:=[.I38]/[.D38]" office:value-type="float" office:value="1.27121" calcext:value-type="float">
            <text:p>1.27121</text:p>
          </table:table-cell>
          <table:table-cell table:style-name="ce61" table:number-columns-repeated="2"/>
          <table:table-cell table:style-name="ce69" office:value-type="float" office:value="15.074" calcext:value-type="float">
            <text:p>15.074</text:p>
          </table:table-cell>
          <table:table-cell table:style-name="ce32" office:value-type="float" office:value="15.141" calcext:value-type="float">
            <text:p>15.141</text:p>
          </table:table-cell>
          <table:table-cell table:style-name="ce32" table:number-columns-repeated="2"/>
          <table:table-cell table:style-name="ce61" table:formula="of:=[.P38]/[.D38]" office:value-type="float" office:value="0.15074" calcext:value-type="float">
            <text:p>0.15074</text:p>
          </table:table-cell>
          <table:table-cell table:style-name="ce61" table:formula="of:=[.Q38]/[.D38]" office:value-type="float" office:value="0.15141" calcext:value-type="float">
            <text:p>0.15141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2" office:value-type="string" calcext:value-type="string">
            <text:p>Fx_Add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9" office:value-type="float" office:value="23.713" calcext:value-type="float">
            <text:p>23.713</text:p>
          </table:table-cell>
          <table:table-cell table:style-name="ce40" office:value-type="float" office:value="28.757" calcext:value-type="float">
            <text:p>28.757</text:p>
          </table:table-cell>
          <table:table-cell table:number-columns-repeated="2"/>
          <table:table-cell table:formula="of:=[.H39]/[.D39]" office:value-type="float" office:value="0.23713" calcext:value-type="float">
            <text:p>0.23713</text:p>
          </table:table-cell>
          <table:table-cell table:formula="of:=[.I39]/[.D39]" office:value-type="float" office:value="0.28757" calcext:value-type="float">
            <text:p>0.28757</text:p>
          </table:table-cell>
          <table:table-cell table:number-columns-repeated="2"/>
          <table:table-cell table:style-name="ce40" office:value-type="float" office:value="14.895" calcext:value-type="float">
            <text:p>14.895</text:p>
          </table:table-cell>
          <table:table-cell table:style-name="ce40" office:value-type="float" office:value="16.052" calcext:value-type="float">
            <text:p>16.052</text:p>
          </table:table-cell>
          <table:table-cell table:number-columns-repeated="2"/>
          <table:table-cell table:style-name="ce68" table:formula="of:=[.P39]/[.D39]" office:value-type="float" office:value="0.14895" calcext:value-type="float">
            <text:p>0.14895</text:p>
          </table:table-cell>
          <table:table-cell table:formula="of:=[.Q39]/[.D39]" office:value-type="float" office:value="0.16052" calcext:value-type="float">
            <text:p>0.16052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Lt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146.865" calcext:value-type="float">
            <text:p>146.865</text:p>
          </table:table-cell>
          <table:table-cell table:style-name="ce32" office:value-type="float" office:value="155.556" calcext:value-type="float">
            <text:p>155.556</text:p>
          </table:table-cell>
          <table:table-cell table:style-name="ce32" table:number-columns-repeated="2"/>
          <table:table-cell table:style-name="ce61" table:formula="of:=[.H40]/[.D40]" office:value-type="float" office:value="1.46865" calcext:value-type="float">
            <text:p>1.46865</text:p>
          </table:table-cell>
          <table:table-cell table:style-name="ce61" table:formula="of:=[.I40]/[.D40]" office:value-type="float" office:value="1.55556" calcext:value-type="float">
            <text:p>1.55556</text:p>
          </table:table-cell>
          <table:table-cell table:style-name="ce61" table:number-columns-repeated="2"/>
          <table:table-cell table:style-name="ce69" office:value-type="float" office:value="56.229" calcext:value-type="float">
            <text:p>56.229</text:p>
          </table:table-cell>
          <table:table-cell table:style-name="ce32" office:value-type="float" office:value="56.144" calcext:value-type="float">
            <text:p>56.144</text:p>
          </table:table-cell>
          <table:table-cell table:style-name="ce32" table:number-columns-repeated="2"/>
          <table:table-cell table:style-name="ce61" table:formula="of:=[.P40]/[.D40]" office:value-type="float" office:value="0.56229" calcext:value-type="float">
            <text:p>0.56229</text:p>
          </table:table-cell>
          <table:table-cell table:style-name="ce61" table:formula="of:=[.Q40]/[.D40]" office:value-type="float" office:value="0.56144" calcext:value-type="float">
            <text:p>0.56144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Lt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56.077" calcext:value-type="float">
            <text:p>5156.077</text:p>
          </table:table-cell>
          <table:table-cell table:style-name="ce40" office:value-type="float" office:value="6311.995" calcext:value-type="float">
            <text:p>6311.995</text:p>
          </table:table-cell>
          <table:table-cell table:number-columns-repeated="2"/>
          <table:table-cell table:formula="of:=[.H41]/[.D41]" office:value-type="float" office:value="51.56077" calcext:value-type="float">
            <text:p>51.56077</text:p>
          </table:table-cell>
          <table:table-cell table:formula="of:=[.I41]/[.D41]" office:value-type="float" office:value="63.11995" calcext:value-type="float">
            <text:p>63.11995</text:p>
          </table:table-cell>
          <table:table-cell table:number-columns-repeated="2"/>
          <table:table-cell table:style-name="ce40" office:value-type="float" office:value="21.981" calcext:value-type="float">
            <text:p>21.981</text:p>
          </table:table-cell>
          <table:table-cell table:style-name="ce40" office:value-type="float" office:value="27.909" calcext:value-type="float">
            <text:p>27.909</text:p>
          </table:table-cell>
          <table:table-cell table:number-columns-repeated="2"/>
          <table:table-cell table:style-name="ce68" table:formula="of:=[.P41]/[.D41]" office:value-type="float" office:value="0.21981" calcext:value-type="float">
            <text:p>0.21981</text:p>
          </table:table-cell>
          <table:table-cell table:formula="of:=[.Q41]/[.D41]" office:value-type="float" office:value="0.27909" calcext:value-type="float">
            <text:p>0.27909</text:p>
          </table:table-cell>
          <table:table-cell table:number-columns-repeated="1003"/>
        </table:table-row>
        <table:table-row table:style-name="ro1">
          <table:table-cell table:style-name="ce10" office:value-type="string" calcext:value-type="string">
            <text:p>Fx_Mul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50" office:value-type="float" office:value="401.548" calcext:value-type="float">
            <text:p>401.548</text:p>
          </table:table-cell>
          <table:table-cell table:style-name="ce32" office:value-type="float" office:value="527.177" calcext:value-type="float">
            <text:p>527.177</text:p>
          </table:table-cell>
          <table:table-cell table:style-name="ce32" table:number-columns-repeated="2"/>
          <table:table-cell table:style-name="ce61" table:formula="of:=[.H42]/[.D42]" office:value-type="float" office:value="4.01548" calcext:value-type="float">
            <text:p>4.01548</text:p>
          </table:table-cell>
          <table:table-cell table:style-name="ce61" table:formula="of:=[.I42]/[.D42]" office:value-type="float" office:value="5.27177" calcext:value-type="float">
            <text:p>5.27177</text:p>
          </table:table-cell>
          <table:table-cell table:style-name="ce61" table:number-columns-repeated="2"/>
          <table:table-cell table:style-name="ce69" office:value-type="float" office:value="83.528" calcext:value-type="float">
            <text:p>83.528</text:p>
          </table:table-cell>
          <table:table-cell table:style-name="ce32" office:value-type="float" office:value="109.206" calcext:value-type="float">
            <text:p>109.206</text:p>
          </table:table-cell>
          <table:table-cell table:style-name="ce32" table:number-columns-repeated="2"/>
          <table:table-cell table:style-name="ce61" table:formula="of:=[.P42]/[.D42]" office:value-type="float" office:value="0.83528" calcext:value-type="float">
            <text:p>0.83528</text:p>
          </table:table-cell>
          <table:table-cell table:style-name="ce61" table:formula="of:=[.Q42]/[.D42]" office:value-type="float" office:value="1.09206" calcext:value-type="float">
            <text:p>1.09206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Mul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149.613" calcext:value-type="float">
            <text:p>5149.613</text:p>
          </table:table-cell>
          <table:table-cell table:style-name="ce40" office:value-type="float" office:value="6341.895" calcext:value-type="float">
            <text:p>6341.895</text:p>
          </table:table-cell>
          <table:table-cell table:number-columns-repeated="2"/>
          <table:table-cell table:formula="of:=[.H43]/[.D43]" office:value-type="float" office:value="51.49613" calcext:value-type="float">
            <text:p>51.49613</text:p>
          </table:table-cell>
          <table:table-cell table:formula="of:=[.I43]/[.D43]" office:value-type="float" office:value="63.41895" calcext:value-type="float">
            <text:p>63.41895</text:p>
          </table:table-cell>
          <table:table-cell table:number-columns-repeated="2"/>
          <table:table-cell table:style-name="ce40" office:value-type="float" office:value="20.141" calcext:value-type="float">
            <text:p>20.141</text:p>
          </table:table-cell>
          <table:table-cell table:style-name="ce40" office:value-type="float" office:value="29.844" calcext:value-type="float">
            <text:p>29.844</text:p>
          </table:table-cell>
          <table:table-cell table:number-columns-repeated="2"/>
          <table:table-cell table:style-name="ce68" table:formula="of:=[.P43]/[.D43]" office:value-type="float" office:value="0.20141" calcext:value-type="float">
            <text:p>0.20141</text:p>
          </table:table-cell>
          <table:table-cell table:formula="of:=[.Q43]/[.D43]" office:value-type="float" office:value="0.29844" calcext:value-type="float">
            <text:p>0.29844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Exp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863.48" calcext:value-type="float">
            <text:p>863.48</text:p>
          </table:table-cell>
          <table:table-cell table:style-name="ce32" office:value-type="float" office:value="1198.121" calcext:value-type="float">
            <text:p>1198.121</text:p>
          </table:table-cell>
          <table:table-cell table:style-name="ce32" table:number-columns-repeated="2"/>
          <table:table-cell table:style-name="ce61" table:formula="of:=[.H44]/[.D44]" office:value-type="float" office:value="8.6348" calcext:value-type="float">
            <text:p>8.6348</text:p>
          </table:table-cell>
          <table:table-cell table:style-name="ce61" table:formula="of:=[.I44]/[.D44]" office:value-type="float" office:value="11.98121" calcext:value-type="float">
            <text:p>11.98121</text:p>
          </table:table-cell>
          <table:table-cell table:style-name="ce61" table:number-columns-repeated="2"/>
          <table:table-cell table:style-name="ce69" office:value-type="float" office:value="265.067" calcext:value-type="float">
            <text:p>265.067</text:p>
          </table:table-cell>
          <table:table-cell table:style-name="ce32" office:value-type="float" office:value="338.862" calcext:value-type="float">
            <text:p>338.862</text:p>
          </table:table-cell>
          <table:table-cell table:style-name="ce32" table:number-columns-repeated="2"/>
          <table:table-cell table:style-name="ce61" table:formula="of:=[.P44]/[.D44]" office:value-type="float" office:value="2.65067" calcext:value-type="float">
            <text:p>2.65067</text:p>
          </table:table-cell>
          <table:table-cell table:style-name="ce61" table:formula="of:=[.Q44]/[.D44]" office:value-type="float" office:value="3.38862" calcext:value-type="float">
            <text:p>3.38862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Exp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157129.214" calcext:value-type="float">
            <text:p>157129.214</text:p>
          </table:table-cell>
          <table:table-cell table:style-name="ce40" office:value-type="float" office:value="191780.416" calcext:value-type="float">
            <text:p>191780.416</text:p>
          </table:table-cell>
          <table:table-cell table:number-columns-repeated="2"/>
          <table:table-cell table:formula="of:=[.H45]/[.D45]" office:value-type="float" office:value="1571.29214" calcext:value-type="float">
            <text:p>1571.29214</text:p>
          </table:table-cell>
          <table:table-cell table:formula="of:=[.I45]/[.D45]" office:value-type="float" office:value="1917.80416" calcext:value-type="float">
            <text:p>1917.80416</text:p>
          </table:table-cell>
          <table:table-cell table:number-columns-repeated="2"/>
          <table:table-cell table:style-name="ce40" office:value-type="float" office:value="682.027" calcext:value-type="float">
            <text:p>682.027</text:p>
          </table:table-cell>
          <table:table-cell table:style-name="ce40" office:value-type="float" office:value="1240.008" calcext:value-type="float">
            <text:p>1240.008</text:p>
          </table:table-cell>
          <table:table-cell table:number-columns-repeated="2"/>
          <table:table-cell table:style-name="ce68" table:formula="of:=[.P45]/[.D45]" office:value-type="float" office:value="6.82027" calcext:value-type="float">
            <text:p>6.82027</text:p>
          </table:table-cell>
          <table:table-cell table:formula="of:=[.Q45]/[.D45]" office:value-type="float" office:value="12.40008" calcext:value-type="float">
            <text:p>12.40008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Sqrt_P0132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155.639" calcext:value-type="float">
            <text:p>2155.639</text:p>
          </table:table-cell>
          <table:table-cell table:style-name="ce32" office:value-type="float" office:value="2930.965" calcext:value-type="float">
            <text:p>2930.965</text:p>
          </table:table-cell>
          <table:table-cell table:style-name="ce32" table:number-columns-repeated="2"/>
          <table:table-cell table:style-name="ce61" table:formula="of:=[.H46]/[.D46]" office:value-type="float" office:value="21.55639" calcext:value-type="float">
            <text:p>21.55639</text:p>
          </table:table-cell>
          <table:table-cell table:style-name="ce61" table:formula="of:=[.I46]/[.D46]" office:value-type="float" office:value="29.30965" calcext:value-type="float">
            <text:p>29.30965</text:p>
          </table:table-cell>
          <table:table-cell table:style-name="ce61" table:number-columns-repeated="2"/>
          <table:table-cell table:style-name="ce69" office:value-type="float" office:value="872.52" calcext:value-type="float">
            <text:p>872.52</text:p>
          </table:table-cell>
          <table:table-cell table:style-name="ce32" office:value-type="float" office:value="1039.77" calcext:value-type="float">
            <text:p>1039.77</text:p>
          </table:table-cell>
          <table:table-cell table:style-name="ce32" table:number-columns-repeated="2"/>
          <table:table-cell table:style-name="ce61" table:formula="of:=[.P46]/[.D46]" office:value-type="float" office:value="8.7252" calcext:value-type="float">
            <text:p>8.7252</text:p>
          </table:table-cell>
          <table:table-cell table:style-name="ce61" table:formula="of:=[.Q46]/[.D46]" office:value-type="float" office:value="10.3977" calcext:value-type="float">
            <text:p>10.3977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Sqrt_P0132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42" table:number-columns-repeated="3"/>
          <table:table-cell table:style-name="ce34" office:value-type="float" office:value="75756.106" calcext:value-type="float">
            <text:p>75756.106</text:p>
          </table:table-cell>
          <table:table-cell office:value-type="float" office:value="92268.549" calcext:value-type="float">
            <text:p>92268.549</text:p>
          </table:table-cell>
          <table:table-cell table:number-columns-repeated="2"/>
          <table:table-cell table:formula="of:=[.H47]/[.D47]" office:value-type="float" office:value="757.56106" calcext:value-type="float">
            <text:p>757.56106</text:p>
          </table:table-cell>
          <table:table-cell table:formula="of:=[.I47]/[.D47]" office:value-type="float" office:value="922.68549" calcext:value-type="float">
            <text:p>922.68549</text:p>
          </table:table-cell>
          <table:table-cell table:number-columns-repeated="2"/>
          <table:table-cell table:style-name="ce34" office:value-type="float" office:value="182.889" calcext:value-type="float">
            <text:p>182.889</text:p>
          </table:table-cell>
          <table:table-cell office:value-type="float" office:value="375.473" calcext:value-type="float">
            <text:p>375.473</text:p>
          </table:table-cell>
          <table:table-cell table:number-columns-repeated="2"/>
          <table:table-cell table:formula="of:=[.P47]/[.D47]" office:value-type="float" office:value="1.82889" calcext:value-type="float">
            <text:p>1.82889</text:p>
          </table:table-cell>
          <table:table-cell table:formula="of:=[.Q47]/[.D47]" office:value-type="float" office:value="3.75473" calcext:value-type="float">
            <text:p>3.75473</text:p>
          </table:table-cell>
          <table:table-cell table:number-columns-repeated="1003"/>
        </table:table-row>
        <table:table-row table:style-name="ro1">
          <table:table-cell table:style-name="ce8" office:value-type="string" calcext:value-type="string">
            <text:p>Fx_Div_circuit</text:p>
          </table:table-cell>
          <table:table-cell table:style-name="ce24" office:value-type="string" calcext:value-type="string">
            <text:p>B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00" calcext:value-type="float">
            <text:p>100</text:p>
          </table:table-cell>
          <table:table-cell table:style-name="ce41" table:number-columns-repeated="3"/>
          <table:table-cell table:style-name="ce32" office:value-type="float" office:value="25132.609" calcext:value-type="float">
            <text:p>25132.609</text:p>
          </table:table-cell>
          <table:table-cell table:style-name="ce32" office:value-type="float" office:value="22564.109" calcext:value-type="float">
            <text:p>22564.109</text:p>
          </table:table-cell>
          <table:table-cell table:style-name="ce32" table:number-columns-repeated="2"/>
          <table:table-cell table:style-name="ce61" table:formula="of:=[.H48]/[.D48]" office:value-type="float" office:value="251.32609" calcext:value-type="float">
            <text:p>251.32609</text:p>
          </table:table-cell>
          <table:table-cell table:style-name="ce61" table:formula="of:=[.I48]/[.D48]" office:value-type="float" office:value="225.64109" calcext:value-type="float">
            <text:p>225.64109</text:p>
          </table:table-cell>
          <table:table-cell table:style-name="ce61" table:number-columns-repeated="2"/>
          <table:table-cell table:style-name="ce69" office:value-type="float" office:value="24841.076" calcext:value-type="float">
            <text:p>24841.076</text:p>
          </table:table-cell>
          <table:table-cell table:style-name="ce32" office:value-type="float" office:value="22203.053" calcext:value-type="float">
            <text:p>22203.053</text:p>
          </table:table-cell>
          <table:table-cell table:style-name="ce32" table:number-columns-repeated="2"/>
          <table:table-cell table:style-name="ce61" table:formula="of:=[.P48]/[.D48]" office:value-type="float" office:value="248.41076" calcext:value-type="float">
            <text:p>248.41076</text:p>
          </table:table-cell>
          <table:table-cell table:style-name="ce61" table:formula="of:=[.Q48]/[.D48]" office:value-type="float" office:value="222.03053" calcext:value-type="float">
            <text:p>222.03053</text:p>
          </table:table-cell>
          <table:table-cell table:style-name="ce61" table:number-columns-repeated="2"/>
          <table:table-cell table:style-name="ce32" table:number-columns-repeated="5"/>
          <table:table-cell table:style-name="ce61" table:number-columns-repeated="4"/>
          <table:table-cell table:style-name="ce32" table:number-columns-repeated="4"/>
          <table:table-cell table:style-name="ce61" table:number-columns-repeated="4"/>
          <table:table-cell table:style-name="ce32" table:number-columns-repeated="984"/>
        </table:table-row>
        <table:table-row table:style-name="ro1">
          <table:table-cell table:style-name="ce13" office:value-type="string" calcext:value-type="string">
            <text:p>Fx_Div_agmw</text:p>
          </table:table-cell>
          <table:table-cell table:style-name="ce26" office:value-type="string" calcext:value-type="string">
            <text:p>A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00" calcext:value-type="float">
            <text:p>100</text:p>
          </table:table-cell>
          <table:table-cell table:style-name="ce37" table:number-columns-repeated="3"/>
          <table:table-cell table:style-name="ce40" office:value-type="float" office:value="50401.042" calcext:value-type="float">
            <text:p>50401.042</text:p>
          </table:table-cell>
          <table:table-cell table:style-name="ce40" office:value-type="float" office:value="61645.71" calcext:value-type="float">
            <text:p>61645.71</text:p>
          </table:table-cell>
          <table:table-cell table:number-columns-repeated="2"/>
          <table:table-cell table:formula="of:=[.H49]/[.D49]" office:value-type="float" office:value="504.01042" calcext:value-type="float">
            <text:p>504.01042</text:p>
          </table:table-cell>
          <table:table-cell table:formula="of:=[.I49]/[.D49]" office:value-type="float" office:value="616.4571" calcext:value-type="float">
            <text:p>616.4571</text:p>
          </table:table-cell>
          <table:table-cell table:number-columns-repeated="2"/>
          <table:table-cell table:style-name="ce49" office:value-type="float" office:value="379.327" calcext:value-type="float">
            <text:p>379.327</text:p>
          </table:table-cell>
          <table:table-cell table:style-name="ce40" office:value-type="float" office:value="816.9" calcext:value-type="float">
            <text:p>816.9</text:p>
          </table:table-cell>
          <table:table-cell table:number-columns-repeated="2"/>
          <table:table-cell table:style-name="ce68" table:formula="of:=[.P49]/[.D49]" office:value-type="float" office:value="3.79327" calcext:value-type="float">
            <text:p>3.79327</text:p>
          </table:table-cell>
          <table:table-cell table:formula="of:=[.Q49]/[.D49]" office:value-type="float" office:value="8.169" calcext:value-type="float">
            <text:p>8.169</text:p>
          </table:table-cell>
          <table:table-cell table:number-columns-repeated="1003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table:number-columns-repeated="7"/>
          <table:table-cell table:style-name="ce40" table:number-columns-repeated="2"/>
          <table:table-cell table:number-columns-repeated="6"/>
          <table:table-cell table:style-name="ce40" table:number-columns-repeated="2"/>
          <table:table-cell table:number-columns-repeated="2"/>
          <table:table-cell table:style-name="ce68"/>
          <table:table-cell table:number-columns-repeated="1004"/>
        </table:table-row>
        <table:table-row table:style-name="ro1">
          <table:table-cell table:number-columns-repeated="19"/>
          <table:table-cell table:style-name="ce68"/>
          <table:table-cell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30"/>
          <table:table-cell office:value-type="string" calcext:value-type="string">
            <text:p><text:s/></text:p>
          </table:table-cell>
          <table:table-cell table:number-columns-repeated="99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4" office:value-type="string" calcext:value-type="string">
            <text:p>FL_Add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380.383" calcext:value-type="float">
            <text:p>1380.383</text:p>
          </table:table-cell>
          <table:table-cell office:value-type="float" office:value="2156.703" calcext:value-type="float">
            <text:p>2156.703</text:p>
          </table:table-cell>
          <table:table-cell table:number-columns-repeated="2"/>
          <table:table-cell table:style-name="ce62" table:formula="of:=[.H63]/[.D63]" office:value-type="float" office:value="1.380383" calcext:value-type="float">
            <text:p>1.380383</text:p>
          </table:table-cell>
          <table:table-cell table:style-name="ce62" table:formula="of:=[.I63]/[.D63]" office:value-type="float" office:value="2.156703" calcext:value-type="float">
            <text:p>2.156703</text:p>
          </table:table-cell>
          <table:table-cell table:style-name="ce62" table:number-columns-repeated="2"/>
          <table:table-cell table:style-name="ce36" office:value-type="float" office:value="224.46" calcext:value-type="float">
            <text:p>224.46</text:p>
          </table:table-cell>
          <table:table-cell office:value-type="float" office:value="413.089" calcext:value-type="float">
            <text:p>413.089</text:p>
          </table:table-cell>
          <table:table-cell table:number-columns-repeated="2"/>
          <table:table-cell table:style-name="ce62" table:formula="of:=[.P63]/[.D63]" office:value-type="float" office:value="0.22446" calcext:value-type="float">
            <text:p>0.22446</text:p>
          </table:table-cell>
          <table:table-cell table:style-name="ce62" table:formula="of:=[.Q63]/[.D63]" office:value-type="float" office:value="0.413089" calcext:value-type="float">
            <text:p>0.4130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4513.916" calcext:value-type="float">
            <text:p>4513.916</text:p>
          </table:table-cell>
          <table:table-cell office:value-type="float" office:value="12635.686" calcext:value-type="float">
            <text:p>12635.686</text:p>
          </table:table-cell>
          <table:table-cell table:number-columns-repeated="2"/>
          <table:table-cell table:style-name="ce62" table:formula="of:=[.H64]/[.D64]" office:value-type="float" office:value="4.513916" calcext:value-type="float">
            <text:p>4.513916</text:p>
          </table:table-cell>
          <table:table-cell table:style-name="ce62" table:formula="of:=[.I64]/[.D64]" office:value-type="float" office:value="12.635686" calcext:value-type="float">
            <text:p>12.635686</text:p>
          </table:table-cell>
          <table:table-cell table:style-name="ce62" table:number-columns-repeated="2"/>
          <table:table-cell table:style-name="ce36" office:value-type="float" office:value="114.671" calcext:value-type="float">
            <text:p>114.671</text:p>
          </table:table-cell>
          <table:table-cell office:value-type="float" office:value="317.884" calcext:value-type="float">
            <text:p>317.884</text:p>
          </table:table-cell>
          <table:table-cell table:number-columns-repeated="2"/>
          <table:table-cell table:style-name="ce62" table:formula="of:=[.P64]/[.D64]" office:value-type="float" office:value="0.114671" calcext:value-type="float">
            <text:p>0.114671</text:p>
          </table:table-cell>
          <table:table-cell table:style-name="ce62" table:formula="of:=[.Q64]/[.D64]" office:value-type="float" office:value="0.317884" calcext:value-type="float">
            <text:p>0.317884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999.78" calcext:value-type="float">
            <text:p>2999.78</text:p>
          </table:table-cell>
          <table:table-cell office:value-type="float" office:value="4743.773" calcext:value-type="float">
            <text:p>4743.773</text:p>
          </table:table-cell>
          <table:table-cell table:number-columns-repeated="2"/>
          <table:table-cell table:style-name="ce62" table:formula="of:=[.H65]/[.D65]" office:value-type="float" office:value="2.99978" calcext:value-type="float">
            <text:p>2.99978</text:p>
          </table:table-cell>
          <table:table-cell table:style-name="ce62" table:formula="of:=[.I65]/[.D65]" office:value-type="float" office:value="4.743773" calcext:value-type="float">
            <text:p>4.743773</text:p>
          </table:table-cell>
          <table:table-cell table:style-name="ce62" table:number-columns-repeated="2"/>
          <table:table-cell table:style-name="ce36" office:value-type="float" office:value="249.17" calcext:value-type="float">
            <text:p>249.17</text:p>
          </table:table-cell>
          <table:table-cell office:value-type="float" office:value="512.468" calcext:value-type="float">
            <text:p>512.468</text:p>
          </table:table-cell>
          <table:table-cell table:number-columns-repeated="2"/>
          <table:table-cell table:style-name="ce62" table:formula="of:=[.P65]/[.D65]" office:value-type="float" office:value="0.24917" calcext:value-type="float">
            <text:p>0.24917</text:p>
          </table:table-cell>
          <table:table-cell table:style-name="ce62" table:formula="of:=[.Q65]/[.D65]" office:value-type="float" office:value="0.512468" calcext:value-type="float">
            <text:p>0.51246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0670.789" calcext:value-type="float">
            <text:p>10670.789</text:p>
          </table:table-cell>
          <table:table-cell office:value-type="float" office:value="31298.709" calcext:value-type="float">
            <text:p>31298.709</text:p>
          </table:table-cell>
          <table:table-cell table:number-columns-repeated="2"/>
          <table:table-cell table:style-name="ce62" table:formula="of:=[.H66]/[.D66]" office:value-type="float" office:value="10.670789" calcext:value-type="float">
            <text:p>10.670789</text:p>
          </table:table-cell>
          <table:table-cell table:style-name="ce62" table:formula="of:=[.I66]/[.D66]" office:value-type="float" office:value="31.298709" calcext:value-type="float">
            <text:p>31.298709</text:p>
          </table:table-cell>
          <table:table-cell table:style-name="ce62" table:number-columns-repeated="2"/>
          <table:table-cell table:style-name="ce36" office:value-type="float" office:value="690.226" calcext:value-type="float">
            <text:p>690.226</text:p>
          </table:table-cell>
          <table:table-cell office:value-type="float" office:value="301.848" calcext:value-type="float">
            <text:p>301.848</text:p>
          </table:table-cell>
          <table:table-cell table:number-columns-repeated="2"/>
          <table:table-cell table:style-name="ce62" table:formula="of:=[.P66]/[.D66]" office:value-type="float" office:value="0.690226" calcext:value-type="float">
            <text:p>0.690226</text:p>
          </table:table-cell>
          <table:table-cell table:style-name="ce62" table:formula="of:=[.Q66]/[.D66]" office:value-type="float" office:value="0.301848" calcext:value-type="float">
            <text:p>0.30184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MulPow2m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07.022" calcext:value-type="float">
            <text:p>207.022</text:p>
          </table:table-cell>
          <table:table-cell office:value-type="float" office:value="300.134" calcext:value-type="float">
            <text:p>300.134</text:p>
          </table:table-cell>
          <table:table-cell table:number-columns-repeated="2"/>
          <table:table-cell table:style-name="ce62" table:formula="of:=[.H67]/[.D67]" office:value-type="float" office:value="0.207022" calcext:value-type="float">
            <text:p>0.207022</text:p>
          </table:table-cell>
          <table:table-cell table:style-name="ce62" table:formula="of:=[.I67]/[.D67]" office:value-type="float" office:value="0.300134" calcext:value-type="float">
            <text:p>0.300134</text:p>
          </table:table-cell>
          <table:table-cell table:style-name="ce62" table:number-columns-repeated="2"/>
          <table:table-cell table:style-name="ce36" office:value-type="float" office:value="70.698" calcext:value-type="float">
            <text:p>70.698</text:p>
          </table:table-cell>
          <table:table-cell office:value-type="float" office:value="149.721" calcext:value-type="float">
            <text:p>149.721</text:p>
          </table:table-cell>
          <table:table-cell table:number-columns-repeated="2"/>
          <table:table-cell table:style-name="ce62" table:formula="of:=[.P67]/[.D67]" office:value-type="float" office:value="0.070698" calcext:value-type="float">
            <text:p>0.070698</text:p>
          </table:table-cell>
          <table:table-cell table:style-name="ce62" table:formula="of:=[.Q67]/[.D67]" office:value-type="float" office:value="0.149721" calcext:value-type="float">
            <text:p>0.14972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Pow2m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00.737" calcext:value-type="float">
            <text:p>300.737</text:p>
          </table:table-cell>
          <table:table-cell office:value-type="float" office:value="611.448" calcext:value-type="float">
            <text:p>611.448</text:p>
          </table:table-cell>
          <table:table-cell table:number-columns-repeated="2"/>
          <table:table-cell table:style-name="ce62" table:formula="of:=[.H68]/[.D68]" office:value-type="float" office:value="0.300737" calcext:value-type="float">
            <text:p>0.300737</text:p>
          </table:table-cell>
          <table:table-cell table:style-name="ce62" table:formula="of:=[.I68]/[.D68]" office:value-type="float" office:value="0.611448" calcext:value-type="float">
            <text:p>0.611448</text:p>
          </table:table-cell>
          <table:table-cell table:style-name="ce62" table:number-columns-repeated="2"/>
          <table:table-cell table:style-name="ce36" office:value-type="float" office:value="24.126" calcext:value-type="float">
            <text:p>24.126</text:p>
          </table:table-cell>
          <table:table-cell office:value-type="float" office:value="60.653" calcext:value-type="float">
            <text:p>60.653</text:p>
          </table:table-cell>
          <table:table-cell table:number-columns-repeated="2"/>
          <table:table-cell table:style-name="ce62" table:formula="of:=[.P68]/[.D68]" office:value-type="float" office:value="0.024126" calcext:value-type="float">
            <text:p>0.024126</text:p>
          </table:table-cell>
          <table:table-cell table:style-name="ce62" table:formula="of:=[.Q68]/[.D68]" office:value-type="float" office:value="0.060653" calcext:value-type="float">
            <text:p>0.06065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Div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7920.725" calcext:value-type="float">
            <text:p>7920.725</text:p>
          </table:table-cell>
          <table:table-cell office:value-type="float" office:value="11771.432" calcext:value-type="float">
            <text:p>11771.432</text:p>
          </table:table-cell>
          <table:table-cell table:number-columns-repeated="2"/>
          <table:table-cell table:style-name="ce62" table:formula="of:=[.H69]/[.D69]" office:value-type="float" office:value="7.920725" calcext:value-type="float">
            <text:p>7.920725</text:p>
          </table:table-cell>
          <table:table-cell table:style-name="ce62" table:formula="of:=[.I69]/[.D69]" office:value-type="float" office:value="11.771432" calcext:value-type="float">
            <text:p>11.771432</text:p>
          </table:table-cell>
          <table:table-cell table:style-name="ce62" table:number-columns-repeated="2"/>
          <table:table-cell table:style-name="ce36" office:value-type="float" office:value="2378.949" calcext:value-type="float">
            <text:p>2378.949</text:p>
          </table:table-cell>
          <table:table-cell office:value-type="float" office:value="3363.57" calcext:value-type="float">
            <text:p>3363.57</text:p>
          </table:table-cell>
          <table:table-cell table:number-columns-repeated="2"/>
          <table:table-cell table:style-name="ce62" table:formula="of:=[.P69]/[.D69]" office:value-type="float" office:value="2.378949" calcext:value-type="float">
            <text:p>2.378949</text:p>
          </table:table-cell>
          <table:table-cell table:style-name="ce62" table:formula="of:=[.Q69]/[.D69]" office:value-type="float" office:value="3.36357" calcext:value-type="float">
            <text:p>3.363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22026.664" calcext:value-type="float">
            <text:p>22026.664</text:p>
          </table:table-cell>
          <table:table-cell office:value-type="float" office:value="64223.07" calcext:value-type="float">
            <text:p>64223.07</text:p>
          </table:table-cell>
          <table:table-cell table:number-columns-repeated="2"/>
          <table:table-cell table:style-name="ce62" table:formula="of:=[.H70]/[.D70]" office:value-type="float" office:value="22.026664" calcext:value-type="float">
            <text:p>22.026664</text:p>
          </table:table-cell>
          <table:table-cell table:style-name="ce62" table:formula="of:=[.I70]/[.D70]" office:value-type="float" office:value="64.22307" calcext:value-type="float">
            <text:p>64.22307</text:p>
          </table:table-cell>
          <table:table-cell table:style-name="ce62" table:number-columns-repeated="2"/>
          <table:table-cell table:style-name="ce36" office:value-type="float" office:value="1025.589" calcext:value-type="float">
            <text:p>1025.589</text:p>
          </table:table-cell>
          <table:table-cell office:value-type="float" office:value="948.181" calcext:value-type="float">
            <text:p>948.181</text:p>
          </table:table-cell>
          <table:table-cell table:number-columns-repeated="2"/>
          <table:table-cell table:style-name="ce62" table:formula="of:=[.P70]/[.D70]" office:value-type="float" office:value="1.025589" calcext:value-type="float">
            <text:p>1.025589</text:p>
          </table:table-cell>
          <table:table-cell table:style-name="ce62" table:formula="of:=[.Q70]/[.D70]" office:value-type="float" office:value="0.948181" calcext:value-type="float">
            <text:p>0.94818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282.527" calcext:value-type="float">
            <text:p>282.527</text:p>
          </table:table-cell>
          <table:table-cell office:value-type="float" office:value="354.554" calcext:value-type="float">
            <text:p>354.554</text:p>
          </table:table-cell>
          <table:table-cell table:number-columns-repeated="2"/>
          <table:table-cell table:style-name="ce62" table:formula="of:=[.H71]/[.D71]" office:value-type="float" office:value="0.282527" calcext:value-type="float">
            <text:p>0.282527</text:p>
          </table:table-cell>
          <table:table-cell table:style-name="ce62" table:formula="of:=[.I71]/[.D71]" office:value-type="float" office:value="0.354554" calcext:value-type="float">
            <text:p>0.354554</text:p>
          </table:table-cell>
          <table:table-cell table:style-name="ce62" table:number-columns-repeated="2"/>
          <table:table-cell table:style-name="ce36" office:value-type="float" office:value="48.531" calcext:value-type="float">
            <text:p>48.531</text:p>
          </table:table-cell>
          <table:table-cell office:value-type="float" office:value="58.675" calcext:value-type="float">
            <text:p>58.675</text:p>
          </table:table-cell>
          <table:table-cell table:number-columns-repeated="2"/>
          <table:table-cell table:style-name="ce62" table:formula="of:=[.P71]/[.D71]" office:value-type="float" office:value="0.048531" calcext:value-type="float">
            <text:p>0.048531</text:p>
          </table:table-cell>
          <table:table-cell table:style-name="ce62" table:formula="of:=[.Q71]/[.D71]" office:value-type="float" office:value="0.058675" calcext:value-type="float">
            <text:p>0.05867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59.431" calcext:value-type="float">
            <text:p>559.431</text:p>
          </table:table-cell>
          <table:table-cell office:value-type="float" office:value="1458.403" calcext:value-type="float">
            <text:p>1458.403</text:p>
          </table:table-cell>
          <table:table-cell table:number-columns-repeated="2"/>
          <table:table-cell table:style-name="ce62" table:formula="of:=[.H72]/[.D72]" office:value-type="float" office:value="0.559431" calcext:value-type="float">
            <text:p>0.559431</text:p>
          </table:table-cell>
          <table:table-cell table:style-name="ce62" table:formula="of:=[.I72]/[.D72]" office:value-type="float" office:value="1.458403" calcext:value-type="float">
            <text:p>1.458403</text:p>
          </table:table-cell>
          <table:table-cell table:style-name="ce62" table:number-columns-repeated="2"/>
          <table:table-cell table:style-name="ce36" office:value-type="float" office:value="33.604" calcext:value-type="float">
            <text:p>33.604</text:p>
          </table:table-cell>
          <table:table-cell office:value-type="float" office:value="82.108" calcext:value-type="float">
            <text:p>82.108</text:p>
          </table:table-cell>
          <table:table-cell table:number-columns-repeated="2"/>
          <table:table-cell table:style-name="ce62" table:formula="of:=[.P72]/[.D72]" office:value-type="float" office:value="0.033604" calcext:value-type="float">
            <text:p>0.033604</text:p>
          </table:table-cell>
          <table:table-cell table:style-name="ce62" table:formula="of:=[.Q72]/[.D72]" office:value-type="float" office:value="0.082108" calcext:value-type="float">
            <text:p>0.08210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Exp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9872.089" calcext:value-type="float">
            <text:p>9872.089</text:p>
          </table:table-cell>
          <table:table-cell office:value-type="float" office:value="15211.493" calcext:value-type="float">
            <text:p>15211.493</text:p>
          </table:table-cell>
          <table:table-cell table:number-columns-repeated="2"/>
          <table:table-cell table:style-name="ce62" table:formula="of:=[.H73]/[.D73]" office:value-type="float" office:value="9.872089" calcext:value-type="float">
            <text:p>9.872089</text:p>
          </table:table-cell>
          <table:table-cell table:style-name="ce62" table:formula="of:=[.I73]/[.D73]" office:value-type="float" office:value="15.211493" calcext:value-type="float">
            <text:p>15.211493</text:p>
          </table:table-cell>
          <table:table-cell table:style-name="ce62" table:number-columns-repeated="2"/>
          <table:table-cell table:style-name="ce36" office:value-type="float" office:value="2015.478" calcext:value-type="float">
            <text:p>2015.478</text:p>
          </table:table-cell>
          <table:table-cell office:value-type="float" office:value="2950.57" calcext:value-type="float">
            <text:p>2950.57</text:p>
          </table:table-cell>
          <table:table-cell table:number-columns-repeated="2"/>
          <table:table-cell table:style-name="ce62" table:formula="of:=[.P73]/[.D73]" office:value-type="float" office:value="2.015478" calcext:value-type="float">
            <text:p>2.015478</text:p>
          </table:table-cell>
          <table:table-cell table:style-name="ce62" table:formula="of:=[.Q73]/[.D73]" office:value-type="float" office:value="2.95057" calcext:value-type="float">
            <text:p>2.9505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1773.768" calcext:value-type="float">
            <text:p>31773.768</text:p>
          </table:table-cell>
          <table:table-cell office:value-type="float" office:value="91115.209" calcext:value-type="float">
            <text:p>91115.209</text:p>
          </table:table-cell>
          <table:table-cell table:number-columns-repeated="2"/>
          <table:table-cell table:style-name="ce62" table:formula="of:=[.H74]/[.D74]" office:value-type="float" office:value="31.773768" calcext:value-type="float">
            <text:p>31.773768</text:p>
          </table:table-cell>
          <table:table-cell table:style-name="ce62" table:formula="of:=[.I74]/[.D74]" office:value-type="float" office:value="91.115209" calcext:value-type="float">
            <text:p>91.115209</text:p>
          </table:table-cell>
          <table:table-cell table:style-name="ce62" table:number-columns-repeated="2"/>
          <table:table-cell table:style-name="ce36" office:value-type="float" office:value="1640.799" calcext:value-type="float">
            <text:p>1640.799</text:p>
          </table:table-cell>
          <table:table-cell office:value-type="float" office:value="1074.095" calcext:value-type="float">
            <text:p>1074.095</text:p>
          </table:table-cell>
          <table:table-cell table:number-columns-repeated="2"/>
          <table:table-cell table:style-name="ce62" table:formula="of:=[.P74]/[.D74]" office:value-type="float" office:value="1.640799" calcext:value-type="float">
            <text:p>1.640799</text:p>
          </table:table-cell>
          <table:table-cell table:style-name="ce62" table:formula="of:=[.Q74]/[.D74]" office:value-type="float" office:value="1.074095" calcext:value-type="float">
            <text:p>1.07409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L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690.703" calcext:value-type="float">
            <text:p>12690.703</text:p>
          </table:table-cell>
          <table:table-cell office:value-type="float" office:value="19197.569" calcext:value-type="float">
            <text:p>19197.569</text:p>
          </table:table-cell>
          <table:table-cell table:number-columns-repeated="2"/>
          <table:table-cell table:style-name="ce62" table:formula="of:=[.H75]/[.D75]" office:value-type="float" office:value="12.690703" calcext:value-type="float">
            <text:p>12.690703</text:p>
          </table:table-cell>
          <table:table-cell table:style-name="ce62" table:formula="of:=[.I75]/[.D75]" office:value-type="float" office:value="19.197569" calcext:value-type="float">
            <text:p>19.197569</text:p>
          </table:table-cell>
          <table:table-cell table:style-name="ce62" table:number-columns-repeated="2"/>
          <table:table-cell table:style-name="ce36" office:value-type="float" office:value="4057.113" calcext:value-type="float">
            <text:p>4057.113</text:p>
          </table:table-cell>
          <table:table-cell office:value-type="float" office:value="5843.691" calcext:value-type="float">
            <text:p>5843.691</text:p>
          </table:table-cell>
          <table:table-cell table:number-columns-repeated="2"/>
          <table:table-cell table:style-name="ce62" table:formula="of:=[.P75]/[.D75]" office:value-type="float" office:value="4.057113" calcext:value-type="float">
            <text:p>4.057113</text:p>
          </table:table-cell>
          <table:table-cell table:style-name="ce62" table:formula="of:=[.Q75]/[.D75]" office:value-type="float" office:value="5.843691" calcext:value-type="float">
            <text:p>5.84369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34632.874" calcext:value-type="float">
            <text:p>34632.874</text:p>
          </table:table-cell>
          <table:table-cell office:value-type="float" office:value="101041.324" calcext:value-type="float">
            <text:p>101041.324</text:p>
          </table:table-cell>
          <table:table-cell table:number-columns-repeated="2"/>
          <table:table-cell table:style-name="ce62" table:formula="of:=[.H76]/[.D76]" office:value-type="float" office:value="34.632874" calcext:value-type="float">
            <text:p>34.632874</text:p>
          </table:table-cell>
          <table:table-cell table:style-name="ce62" table:formula="of:=[.I76]/[.D76]" office:value-type="float" office:value="101.041324" calcext:value-type="float">
            <text:p>101.041324</text:p>
          </table:table-cell>
          <table:table-cell table:style-name="ce62" table:number-columns-repeated="2"/>
          <table:table-cell table:style-name="ce36" office:value-type="float" office:value="2574.806" calcext:value-type="float">
            <text:p>2574.806</text:p>
          </table:table-cell>
          <table:table-cell office:value-type="float" office:value="1747.417" calcext:value-type="float">
            <text:p>1747.417</text:p>
          </table:table-cell>
          <table:table-cell table:number-columns-repeated="2"/>
          <table:table-cell table:style-name="ce62" table:formula="of:=[.P76]/[.D76]" office:value-type="float" office:value="2.574806" calcext:value-type="float">
            <text:p>2.574806</text:p>
          </table:table-cell>
          <table:table-cell table:style-name="ce62" table:formula="of:=[.Q76]/[.D76]" office:value-type="float" office:value="1.747417" calcext:value-type="float">
            <text:p>1.74741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qr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4273.288" calcext:value-type="float">
            <text:p>4273.288</text:p>
          </table:table-cell>
          <table:table-cell office:value-type="float" office:value="6430.917" calcext:value-type="float">
            <text:p>6430.917</text:p>
          </table:table-cell>
          <table:table-cell table:number-columns-repeated="2"/>
          <table:table-cell table:style-name="ce62" table:formula="of:=[.H77]/[.D77]" office:value-type="float" office:value="4.273288" calcext:value-type="float">
            <text:p>4.273288</text:p>
          </table:table-cell>
          <table:table-cell table:style-name="ce62" table:formula="of:=[.I77]/[.D77]" office:value-type="float" office:value="6.430917" calcext:value-type="float">
            <text:p>6.430917</text:p>
          </table:table-cell>
          <table:table-cell table:style-name="ce62" table:number-columns-repeated="2"/>
          <table:table-cell table:style-name="ce36" office:value-type="float" office:value="1234.292" calcext:value-type="float">
            <text:p>1234.292</text:p>
          </table:table-cell>
          <table:table-cell office:value-type="float" office:value="1768.547" calcext:value-type="float">
            <text:p>1768.547</text:p>
          </table:table-cell>
          <table:table-cell table:number-columns-repeated="2"/>
          <table:table-cell table:style-name="ce62" table:formula="of:=[.P77]/[.D77]" office:value-type="float" office:value="1.234292" calcext:value-type="float">
            <text:p>1.234292</text:p>
          </table:table-cell>
          <table:table-cell table:style-name="ce62" table:formula="of:=[.Q77]/[.D77]" office:value-type="float" office:value="1.768547" calcext:value-type="float">
            <text:p>1.76854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2308.298" calcext:value-type="float">
            <text:p>12308.298</text:p>
          </table:table-cell>
          <table:table-cell office:value-type="float" office:value="35980.404" calcext:value-type="float">
            <text:p>35980.404</text:p>
          </table:table-cell>
          <table:table-cell table:number-columns-repeated="2"/>
          <table:table-cell table:style-name="ce62" table:formula="of:=[.H78]/[.D78]" office:value-type="float" office:value="12.308298" calcext:value-type="float">
            <text:p>12.308298</text:p>
          </table:table-cell>
          <table:table-cell table:style-name="ce62" table:formula="of:=[.I78]/[.D78]" office:value-type="float" office:value="35.980404" calcext:value-type="float">
            <text:p>35.980404</text:p>
          </table:table-cell>
          <table:table-cell table:style-name="ce62" table:number-columns-repeated="2"/>
          <table:table-cell table:style-name="ce36" office:value-type="float" office:value="1028.945" calcext:value-type="float">
            <text:p>1028.945</text:p>
          </table:table-cell>
          <table:table-cell office:value-type="float" office:value="530.56" calcext:value-type="float">
            <text:p>530.56</text:p>
          </table:table-cell>
          <table:table-cell table:number-columns-repeated="2"/>
          <table:table-cell table:style-name="ce62" table:formula="of:=[.P78]/[.D78]" office:value-type="float" office:value="1.028945" calcext:value-type="float">
            <text:p>1.028945</text:p>
          </table:table-cell>
          <table:table-cell table:style-name="ce62" table:formula="of:=[.Q78]/[.D78]" office:value-type="float" office:value="0.53056" calcext:value-type="float">
            <text:p>0.530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Sin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535.358" calcext:value-type="float">
            <text:p>1535.358</text:p>
          </table:table-cell>
          <table:table-cell office:value-type="float" office:value="2398.158" calcext:value-type="float">
            <text:p>2398.158</text:p>
          </table:table-cell>
          <table:table-cell table:number-columns-repeated="2"/>
          <table:table-cell table:style-name="ce62" table:formula="of:=[.H79]/[.D79]" office:value-type="float" office:value="1.535358" calcext:value-type="float">
            <text:p>1.535358</text:p>
          </table:table-cell>
          <table:table-cell table:style-name="ce62" table:formula="of:=[.I79]/[.D79]" office:value-type="float" office:value="2.398158" calcext:value-type="float">
            <text:p>2.398158</text:p>
          </table:table-cell>
          <table:table-cell table:style-name="ce62" table:number-columns-repeated="2"/>
          <table:table-cell table:style-name="ce36" office:value-type="float" office:value="188.602" calcext:value-type="float">
            <text:p>188.602</text:p>
          </table:table-cell>
          <table:table-cell office:value-type="float" office:value="353.466" calcext:value-type="float">
            <text:p>353.466</text:p>
          </table:table-cell>
          <table:table-cell table:number-columns-repeated="2"/>
          <table:table-cell table:style-name="ce62" table:formula="of:=[.P79]/[.D79]" office:value-type="float" office:value="0.188602" calcext:value-type="float">
            <text:p>0.188602</text:p>
          </table:table-cell>
          <table:table-cell table:style-name="ce62" table:formula="of:=[.Q79]/[.D79]" office:value-type="float" office:value="0.353466" calcext:value-type="float">
            <text:p>0.35346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in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5208.531" calcext:value-type="float">
            <text:p>5208.531</text:p>
          </table:table-cell>
          <table:table-cell office:value-type="float" office:value="14939.764" calcext:value-type="float">
            <text:p>14939.764</text:p>
          </table:table-cell>
          <table:table-cell table:number-columns-repeated="2"/>
          <table:table-cell table:style-name="ce62" table:formula="of:=[.H80]/[.D80]" office:value-type="float" office:value="5.208531" calcext:value-type="float">
            <text:p>5.208531</text:p>
          </table:table-cell>
          <table:table-cell table:style-name="ce62" table:formula="of:=[.I80]/[.D80]" office:value-type="float" office:value="14.939764" calcext:value-type="float">
            <text:p>14.939764</text:p>
          </table:table-cell>
          <table:table-cell table:style-name="ce62" table:number-columns-repeated="2"/>
          <table:table-cell table:style-name="ce36" office:value-type="float" office:value="280.209" calcext:value-type="float">
            <text:p>280.209</text:p>
          </table:table-cell>
          <table:table-cell office:value-type="float" office:value="260.399" calcext:value-type="float">
            <text:p>260.399</text:p>
          </table:table-cell>
          <table:table-cell table:number-columns-repeated="2"/>
          <table:table-cell table:style-name="ce62" table:formula="of:=[.P80]/[.D80]" office:value-type="float" office:value="0.280209" calcext:value-type="float">
            <text:p>0.280209</text:p>
          </table:table-cell>
          <table:table-cell table:style-name="ce62" table:formula="of:=[.Q80]/[.D80]" office:value-type="float" office:value="0.260399" calcext:value-type="float">
            <text:p>0.26039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6" office:value-type="string" calcext:value-type="string">
            <text:p>FL_FL2Int_circuit</text:p>
          </table:table-cell>
          <table:table-cell table:style-name="ce27" office:value-type="string" calcext:value-type="string">
            <text:p>B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1000" calcext:value-type="float">
            <text:p>1000</text:p>
          </table:table-cell>
          <table:table-cell table:style-name="ce43" table:number-columns-repeated="3"/>
          <table:table-cell table:style-name="ce35" office:value-type="float" office:value="1250.024" calcext:value-type="float">
            <text:p>1250.024</text:p>
          </table:table-cell>
          <table:table-cell office:value-type="float" office:value="2139.234" calcext:value-type="float">
            <text:p>2139.234</text:p>
          </table:table-cell>
          <table:table-cell table:number-columns-repeated="2"/>
          <table:table-cell table:style-name="ce62" table:formula="of:=[.H81]/[.D81]" office:value-type="float" office:value="1.250024" calcext:value-type="float">
            <text:p>1.250024</text:p>
          </table:table-cell>
          <table:table-cell table:style-name="ce62" table:formula="of:=[.I81]/[.D81]" office:value-type="float" office:value="2.139234" calcext:value-type="float">
            <text:p>2.139234</text:p>
          </table:table-cell>
          <table:table-cell table:style-name="ce62" table:number-columns-repeated="2"/>
          <table:table-cell table:style-name="ce36" office:value-type="float" office:value="116.325" calcext:value-type="float">
            <text:p>116.325</text:p>
          </table:table-cell>
          <table:table-cell office:value-type="float" office:value="270.302" calcext:value-type="float">
            <text:p>270.302</text:p>
          </table:table-cell>
          <table:table-cell table:number-columns-repeated="2"/>
          <table:table-cell table:style-name="ce62" table:formula="of:=[.P81]/[.D81]" office:value-type="float" office:value="0.116325" calcext:value-type="float">
            <text:p>0.116325</text:p>
          </table:table-cell>
          <table:table-cell table:style-name="ce62" table:formula="of:=[.Q81]/[.D81]" office:value-type="float" office:value="0.270302" calcext:value-type="float">
            <text:p>0.27030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Y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00" calcext:value-type="float">
            <text:p>1000</text:p>
          </table:table-cell>
          <table:table-cell table:style-name="ce44" table:number-columns-repeated="3"/>
          <table:table-cell table:style-name="ce36" office:value-type="float" office:value="1496.126" calcext:value-type="float">
            <text:p>1496.126</text:p>
          </table:table-cell>
          <table:table-cell office:value-type="float" office:value="4197.053" calcext:value-type="float">
            <text:p>4197.053</text:p>
          </table:table-cell>
          <table:table-cell table:number-columns-repeated="2"/>
          <table:table-cell table:style-name="ce62" table:formula="of:=[.H82]/[.D82]" office:value-type="float" office:value="1.496126" calcext:value-type="float">
            <text:p>1.496126</text:p>
          </table:table-cell>
          <table:table-cell table:style-name="ce62" table:formula="of:=[.I82]/[.D82]" office:value-type="float" office:value="4.197053" calcext:value-type="float">
            <text:p>4.197053</text:p>
          </table:table-cell>
          <table:table-cell table:style-name="ce62" table:number-columns-repeated="2"/>
          <table:table-cell table:style-name="ce36" office:value-type="float" office:value="119.413" calcext:value-type="float">
            <text:p>119.413</text:p>
          </table:table-cell>
          <table:table-cell office:value-type="float" office:value="140.956" calcext:value-type="float">
            <text:p>140.956</text:p>
          </table:table-cell>
          <table:table-cell table:number-columns-repeated="2"/>
          <table:table-cell table:style-name="ce62" table:formula="of:=[.P82]/[.D82]" office:value-type="float" office:value="0.119413" calcext:value-type="float">
            <text:p>0.119413</text:p>
          </table:table-cell>
          <table:table-cell table:style-name="ce62" table:formula="of:=[.Q82]/[.D82]" office:value-type="float" office:value="0.140956" calcext:value-type="float">
            <text:p>0.14095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string" calcext:value-type="string">
            <text:p>FL_Add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61.707" calcext:value-type="float">
            <text:p>261.707</text:p>
          </table:table-cell>
          <table:table-cell office:value-type="float" office:value="288.452" calcext:value-type="float">
            <text:p>288.452</text:p>
          </table:table-cell>
          <table:table-cell table:number-columns-repeated="2"/>
          <table:table-cell table:style-name="ce62" table:formula="of:=[.H85]/[.D85]" office:value-type="float" office:value="26.1707" calcext:value-type="float">
            <text:p>26.1707</text:p>
          </table:table-cell>
          <table:table-cell table:style-name="ce62" table:formula="of:=[.I85]/[.D85]" office:value-type="float" office:value="28.8452" calcext:value-type="float">
            <text:p>28.8452</text:p>
          </table:table-cell>
          <table:table-cell table:style-name="ce62" table:number-columns-repeated="2"/>
          <table:table-cell office:value-type="float" office:value="136.866" calcext:value-type="float">
            <text:p>136.866</text:p>
          </table:table-cell>
          <table:table-cell office:value-type="float" office:value="145.355" calcext:value-type="float">
            <text:p>145.355</text:p>
          </table:table-cell>
          <table:table-cell table:number-columns-repeated="2"/>
          <table:table-cell table:style-name="ce62" table:formula="of:=[.P85]/[.D85]" office:value-type="float" office:value="13.6866" calcext:value-type="float">
            <text:p>13.6866</text:p>
          </table:table-cell>
          <table:table-cell table:style-name="ce62" table:formula="of:=[.Q85]/[.D85]" office:value-type="float" office:value="14.5355" calcext:value-type="float">
            <text:p>14.5355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5" office:value-type="string" calcext:value-type="string">
            <text:p>FL_Add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5368.927" calcext:value-type="float">
            <text:p>5368.927</text:p>
          </table:table-cell>
          <table:table-cell office:value-type="float" office:value="6901.581" calcext:value-type="float">
            <text:p>6901.581</text:p>
          </table:table-cell>
          <table:table-cell table:number-columns-repeated="2"/>
          <table:table-cell table:style-name="ce62" table:formula="of:=[.H86]/[.D86]" office:value-type="float" office:value="536.8927" calcext:value-type="float">
            <text:p>536.8927</text:p>
          </table:table-cell>
          <table:table-cell table:style-name="ce62" table:formula="of:=[.I86]/[.D86]" office:value-type="float" office:value="690.1581" calcext:value-type="float">
            <text:p>690.1581</text:p>
          </table:table-cell>
          <table:table-cell table:style-name="ce62" table:number-columns-repeated="2"/>
          <table:table-cell table:style-name="ce36" office:value-type="float" office:value="211.617" calcext:value-type="float">
            <text:p>211.617</text:p>
          </table:table-cell>
          <table:table-cell office:value-type="float" office:value="338.138" calcext:value-type="float">
            <text:p>338.138</text:p>
          </table:table-cell>
          <table:table-cell table:number-columns-repeated="2"/>
          <table:table-cell table:style-name="ce62" table:formula="of:=[.P86]/[.D86]" office:value-type="float" office:value="21.1617" calcext:value-type="float">
            <text:p>21.1617</text:p>
          </table:table-cell>
          <table:table-cell table:style-name="ce62" table:formula="of:=[.Q86]/[.D86]" office:value-type="float" office:value="33.8138" calcext:value-type="float">
            <text:p>33.813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340.966" calcext:value-type="float">
            <text:p>340.966</text:p>
          </table:table-cell>
          <table:table-cell office:value-type="float" office:value="391.289" calcext:value-type="float">
            <text:p>391.289</text:p>
          </table:table-cell>
          <table:table-cell table:number-columns-repeated="2"/>
          <table:table-cell table:style-name="ce62" table:formula="of:=[.H87]/[.D87]" office:value-type="float" office:value="34.0966" calcext:value-type="float">
            <text:p>34.0966</text:p>
          </table:table-cell>
          <table:table-cell table:style-name="ce62" table:formula="of:=[.I87]/[.D87]" office:value-type="float" office:value="39.1289" calcext:value-type="float">
            <text:p>39.1289</text:p>
          </table:table-cell>
          <table:table-cell table:style-name="ce62" table:number-columns-repeated="2"/>
          <table:table-cell office:value-type="float" office:value="168.973" calcext:value-type="float">
            <text:p>168.973</text:p>
          </table:table-cell>
          <table:table-cell office:value-type="float" office:value="196.493" calcext:value-type="float">
            <text:p>196.493</text:p>
          </table:table-cell>
          <table:table-cell table:number-columns-repeated="2"/>
          <table:table-cell table:style-name="ce62" table:formula="of:=[.P87]/[.D87]" office:value-type="float" office:value="16.8973" calcext:value-type="float">
            <text:p>16.8973</text:p>
          </table:table-cell>
          <table:table-cell table:style-name="ce62" table:formula="of:=[.Q87]/[.D87]" office:value-type="float" office:value="19.6493" calcext:value-type="float">
            <text:p>19.64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Mul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33.304" calcext:value-type="float">
            <text:p>2033.304</text:p>
          </table:table-cell>
          <table:table-cell office:value-type="float" office:value="2399.221" calcext:value-type="float">
            <text:p>2399.221</text:p>
          </table:table-cell>
          <table:table-cell table:number-columns-repeated="2"/>
          <table:table-cell table:style-name="ce62" table:formula="of:=[.H88]/[.D88]" office:value-type="float" office:value="203.3304" calcext:value-type="float">
            <text:p>203.3304</text:p>
          </table:table-cell>
          <table:table-cell table:style-name="ce62" table:formula="of:=[.I88]/[.D88]" office:value-type="float" office:value="239.9221" calcext:value-type="float">
            <text:p>239.9221</text:p>
          </table:table-cell>
          <table:table-cell table:style-name="ce62" table:number-columns-repeated="2"/>
          <table:table-cell table:style-name="ce36" office:value-type="float" office:value="40.156" calcext:value-type="float">
            <text:p>40.156</text:p>
          </table:table-cell>
          <table:table-cell office:value-type="float" office:value="55.92" calcext:value-type="float">
            <text:p>55.92</text:p>
          </table:table-cell>
          <table:table-cell table:number-columns-repeated="2"/>
          <table:table-cell table:style-name="ce62" table:formula="of:=[.P88]/[.D88]" office:value-type="float" office:value="4.0156" calcext:value-type="float">
            <text:p>4.0156</text:p>
          </table:table-cell>
          <table:table-cell table:style-name="ce62" table:formula="of:=[.Q88]/[.D88]" office:value-type="float" office:value="5.592" calcext:value-type="float">
            <text:p>5.59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709.653" calcext:value-type="float">
            <text:p>1709.653</text:p>
          </table:table-cell>
          <table:table-cell office:value-type="float" office:value="2038.182" calcext:value-type="float">
            <text:p>2038.182</text:p>
          </table:table-cell>
          <table:table-cell table:number-columns-repeated="2"/>
          <table:table-cell table:style-name="ce62" table:formula="of:=[.H89]/[.D89]" office:value-type="float" office:value="170.9653" calcext:value-type="float">
            <text:p>170.9653</text:p>
          </table:table-cell>
          <table:table-cell table:style-name="ce62" table:formula="of:=[.I89]/[.D89]" office:value-type="float" office:value="203.8182" calcext:value-type="float">
            <text:p>203.8182</text:p>
          </table:table-cell>
          <table:table-cell table:style-name="ce62" table:number-columns-repeated="2"/>
          <table:table-cell office:value-type="float" office:value="1410.683" calcext:value-type="float">
            <text:p>1410.683</text:p>
          </table:table-cell>
          <table:table-cell office:value-type="float" office:value="1693.497" calcext:value-type="float">
            <text:p>1693.497</text:p>
          </table:table-cell>
          <table:table-cell table:number-columns-repeated="2"/>
          <table:table-cell table:style-name="ce62" table:formula="of:=[.P89]/[.D89]" office:value-type="float" office:value="141.0683" calcext:value-type="float">
            <text:p>141.0683</text:p>
          </table:table-cell>
          <table:table-cell table:style-name="ce62" table:formula="of:=[.Q89]/[.D89]" office:value-type="float" office:value="169.3497" calcext:value-type="float">
            <text:p>169.349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Div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9715.437" calcext:value-type="float">
            <text:p>9715.437</text:p>
          </table:table-cell>
          <table:table-cell office:value-type="float" office:value="12466.626" calcext:value-type="float">
            <text:p>12466.626</text:p>
          </table:table-cell>
          <table:table-cell table:number-columns-repeated="2"/>
          <table:table-cell table:style-name="ce62" table:formula="of:=[.H90]/[.D90]" office:value-type="float" office:value="971.5437" calcext:value-type="float">
            <text:p>971.5437</text:p>
          </table:table-cell>
          <table:table-cell table:style-name="ce62" table:formula="of:=[.I90]/[.D90]" office:value-type="float" office:value="1246.6626" calcext:value-type="float">
            <text:p>1246.6626</text:p>
          </table:table-cell>
          <table:table-cell table:style-name="ce62" table:number-columns-repeated="2"/>
          <table:table-cell table:style-name="ce36" office:value-type="float" office:value="95.889" calcext:value-type="float">
            <text:p>95.889</text:p>
          </table:table-cell>
          <table:table-cell office:value-type="float" office:value="154.277" calcext:value-type="float">
            <text:p>154.277</text:p>
          </table:table-cell>
          <table:table-cell table:number-columns-repeated="2"/>
          <table:table-cell table:style-name="ce62" table:formula="of:=[.P90]/[.D90]" office:value-type="float" office:value="9.5889" calcext:value-type="float">
            <text:p>9.5889</text:p>
          </table:table-cell>
          <table:table-cell table:style-name="ce62" table:formula="of:=[.Q90]/[.D90]" office:value-type="float" office:value="15.4277" calcext:value-type="float">
            <text:p>15.4277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54.318" calcext:value-type="float">
            <text:p>154.318</text:p>
          </table:table-cell>
          <table:table-cell office:value-type="float" office:value="208.425" calcext:value-type="float">
            <text:p>208.425</text:p>
          </table:table-cell>
          <table:table-cell table:number-columns-repeated="2"/>
          <table:table-cell table:style-name="ce62" table:formula="of:=[.H91]/[.D91]" office:value-type="float" office:value="15.4318" calcext:value-type="float">
            <text:p>15.4318</text:p>
          </table:table-cell>
          <table:table-cell table:style-name="ce62" table:formula="of:=[.I91]/[.D91]" office:value-type="float" office:value="20.8425" calcext:value-type="float">
            <text:p>20.8425</text:p>
          </table:table-cell>
          <table:table-cell table:style-name="ce62" table:number-columns-repeated="2"/>
          <table:table-cell office:value-type="float" office:value="61.743" calcext:value-type="float">
            <text:p>61.743</text:p>
          </table:table-cell>
          <table:table-cell office:value-type="float" office:value="91.578" calcext:value-type="float">
            <text:p>91.578</text:p>
          </table:table-cell>
          <table:table-cell table:number-columns-repeated="2"/>
          <table:table-cell table:style-name="ce62" table:formula="of:=[.P91]/[.D91]" office:value-type="float" office:value="6.1743" calcext:value-type="float">
            <text:p>6.1743</text:p>
          </table:table-cell>
          <table:table-cell table:style-name="ce62" table:formula="of:=[.Q91]/[.D91]" office:value-type="float" office:value="9.1578" calcext:value-type="float">
            <text:p>9.157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024.693" calcext:value-type="float">
            <text:p>2024.693</text:p>
          </table:table-cell>
          <table:table-cell office:value-type="float" office:value="2365.786" calcext:value-type="float">
            <text:p>2365.786</text:p>
          </table:table-cell>
          <table:table-cell table:number-columns-repeated="2"/>
          <table:table-cell table:style-name="ce62" table:formula="of:=[.H92]/[.D92]" office:value-type="float" office:value="202.4693" calcext:value-type="float">
            <text:p>202.4693</text:p>
          </table:table-cell>
          <table:table-cell table:style-name="ce62" table:formula="of:=[.I92]/[.D92]" office:value-type="float" office:value="236.5786" calcext:value-type="float">
            <text:p>236.5786</text:p>
          </table:table-cell>
          <table:table-cell table:style-name="ce62" table:number-columns-repeated="2"/>
          <table:table-cell table:style-name="ce36" office:value-type="float" office:value="61.245" calcext:value-type="float">
            <text:p>61.245</text:p>
          </table:table-cell>
          <table:table-cell office:value-type="float" office:value="100.632" calcext:value-type="float">
            <text:p>100.632</text:p>
          </table:table-cell>
          <table:table-cell table:number-columns-repeated="2"/>
          <table:table-cell table:style-name="ce62" table:formula="of:=[.P92]/[.D92]" office:value-type="float" office:value="6.1245" calcext:value-type="float">
            <text:p>6.1245</text:p>
          </table:table-cell>
          <table:table-cell table:style-name="ce62" table:formula="of:=[.Q92]/[.D92]" office:value-type="float" office:value="10.0632" calcext:value-type="float">
            <text:p>10.0632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553.224" calcext:value-type="float">
            <text:p>2553.224</text:p>
          </table:table-cell>
          <table:table-cell office:value-type="float" office:value="3064.327" calcext:value-type="float">
            <text:p>3064.327</text:p>
          </table:table-cell>
          <table:table-cell table:number-columns-repeated="2"/>
          <table:table-cell table:style-name="ce62" table:formula="of:=[.H93]/[.D93]" office:value-type="float" office:value="255.3224" calcext:value-type="float">
            <text:p>255.3224</text:p>
          </table:table-cell>
          <table:table-cell table:style-name="ce62" table:formula="of:=[.I93]/[.D93]" office:value-type="float" office:value="306.4327" calcext:value-type="float">
            <text:p>306.4327</text:p>
          </table:table-cell>
          <table:table-cell table:style-name="ce62" table:number-columns-repeated="2"/>
          <table:table-cell office:value-type="float" office:value="2160.824" calcext:value-type="float">
            <text:p>2160.824</text:p>
          </table:table-cell>
          <table:table-cell office:value-type="float" office:value="2649.589" calcext:value-type="float">
            <text:p>2649.589</text:p>
          </table:table-cell>
          <table:table-cell table:number-columns-repeated="2"/>
          <table:table-cell table:style-name="ce62" table:formula="of:=[.P93]/[.D93]" office:value-type="float" office:value="216.0824" calcext:value-type="float">
            <text:p>216.0824</text:p>
          </table:table-cell>
          <table:table-cell table:style-name="ce62" table:formula="of:=[.Q93]/[.D93]" office:value-type="float" office:value="264.9589" calcext:value-type="float">
            <text:p>264.958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Exp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3348.178" calcext:value-type="float">
            <text:p>83348.178</text:p>
          </table:table-cell>
          <table:table-cell office:value-type="float" office:value="105599.385" calcext:value-type="float">
            <text:p>105599.385</text:p>
          </table:table-cell>
          <table:table-cell table:number-columns-repeated="2"/>
          <table:table-cell table:style-name="ce62" table:formula="of:=[.H94]/[.D94]" office:value-type="float" office:value="8334.8178" calcext:value-type="float">
            <text:p>8334.8178</text:p>
          </table:table-cell>
          <table:table-cell table:style-name="ce62" table:formula="of:=[.I94]/[.D94]" office:value-type="float" office:value="10559.9385" calcext:value-type="float">
            <text:p>10559.9385</text:p>
          </table:table-cell>
          <table:table-cell table:style-name="ce62" table:number-columns-repeated="2"/>
          <table:table-cell table:style-name="ce36" office:value-type="float" office:value="522.441" calcext:value-type="float">
            <text:p>522.441</text:p>
          </table:table-cell>
          <table:table-cell office:value-type="float" office:value="1046.039" calcext:value-type="float">
            <text:p>1046.039</text:p>
          </table:table-cell>
          <table:table-cell table:number-columns-repeated="2"/>
          <table:table-cell table:style-name="ce62" table:formula="of:=[.P94]/[.D94]" office:value-type="float" office:value="52.2441" calcext:value-type="float">
            <text:p>52.2441</text:p>
          </table:table-cell>
          <table:table-cell table:style-name="ce62" table:formula="of:=[.Q94]/[.D94]" office:value-type="float" office:value="104.6039" calcext:value-type="float">
            <text:p>104.6039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151.769" calcext:value-type="float">
            <text:p>4151.769</text:p>
          </table:table-cell>
          <table:table-cell office:value-type="float" office:value="4997.669" calcext:value-type="float">
            <text:p>4997.669</text:p>
          </table:table-cell>
          <table:table-cell table:number-columns-repeated="2"/>
          <table:table-cell table:style-name="ce62" table:formula="of:=[.H95]/[.D95]" office:value-type="float" office:value="415.1769" calcext:value-type="float">
            <text:p>415.1769</text:p>
          </table:table-cell>
          <table:table-cell table:style-name="ce62" table:formula="of:=[.I95]/[.D95]" office:value-type="float" office:value="499.7669" calcext:value-type="float">
            <text:p>499.7669</text:p>
          </table:table-cell>
          <table:table-cell table:style-name="ce62" table:number-columns-repeated="2"/>
          <table:table-cell office:value-type="float" office:value="3765.115" calcext:value-type="float">
            <text:p>3765.115</text:p>
          </table:table-cell>
          <table:table-cell office:value-type="float" office:value="4582.036" calcext:value-type="float">
            <text:p>4582.036</text:p>
          </table:table-cell>
          <table:table-cell table:number-columns-repeated="2"/>
          <table:table-cell table:style-name="ce62" table:formula="of:=[.P95]/[.D95]" office:value-type="float" office:value="376.5115" calcext:value-type="float">
            <text:p>376.5115</text:p>
          </table:table-cell>
          <table:table-cell table:style-name="ce62" table:formula="of:=[.Q95]/[.D95]" office:value-type="float" office:value="458.2036" calcext:value-type="float">
            <text:p>458.2036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Ln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61365.229" calcext:value-type="float">
            <text:p>161365.229</text:p>
          </table:table-cell>
          <table:table-cell office:value-type="float" office:value="203693.679" calcext:value-type="float">
            <text:p>203693.679</text:p>
          </table:table-cell>
          <table:table-cell table:number-columns-repeated="2"/>
          <table:table-cell table:style-name="ce62" table:formula="of:=[.H96]/[.D96]" office:value-type="float" office:value="16136.5229" calcext:value-type="float">
            <text:p>16136.5229</text:p>
          </table:table-cell>
          <table:table-cell table:style-name="ce62" table:formula="of:=[.I96]/[.D96]" office:value-type="float" office:value="20369.3679" calcext:value-type="float">
            <text:p>20369.3679</text:p>
          </table:table-cell>
          <table:table-cell table:style-name="ce62" table:number-columns-repeated="2"/>
          <table:table-cell table:style-name="ce36" office:value-type="float" office:value="3786.063" calcext:value-type="float">
            <text:p>3786.063</text:p>
          </table:table-cell>
          <table:table-cell office:value-type="float" office:value="5192.793" calcext:value-type="float">
            <text:p>5192.793</text:p>
          </table:table-cell>
          <table:table-cell table:number-columns-repeated="2"/>
          <table:table-cell table:style-name="ce62" table:formula="of:=[.P96]/[.D96]" office:value-type="float" office:value="378.6063" calcext:value-type="float">
            <text:p>378.6063</text:p>
          </table:table-cell>
          <table:table-cell table:style-name="ce62" table:formula="of:=[.Q96]/[.D96]" office:value-type="float" office:value="519.2793" calcext:value-type="float">
            <text:p>519.279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1098.814" calcext:value-type="float">
            <text:p>1098.814</text:p>
          </table:table-cell>
          <table:table-cell office:value-type="float" office:value="1412.989" calcext:value-type="float">
            <text:p>1412.989</text:p>
          </table:table-cell>
          <table:table-cell table:number-columns-repeated="2"/>
          <table:table-cell table:style-name="ce62" table:formula="of:=[.H97]/[.D97]" office:value-type="float" office:value="109.8814" calcext:value-type="float">
            <text:p>109.8814</text:p>
          </table:table-cell>
          <table:table-cell table:style-name="ce62" table:formula="of:=[.I97]/[.D97]" office:value-type="float" office:value="141.2989" calcext:value-type="float">
            <text:p>141.2989</text:p>
          </table:table-cell>
          <table:table-cell table:style-name="ce62" table:number-columns-repeated="2"/>
          <table:table-cell office:value-type="float" office:value="886.009" calcext:value-type="float">
            <text:p>886.009</text:p>
          </table:table-cell>
          <table:table-cell office:value-type="float" office:value="1182.428" calcext:value-type="float">
            <text:p>1182.428</text:p>
          </table:table-cell>
          <table:table-cell table:number-columns-repeated="2"/>
          <table:table-cell table:style-name="ce62" table:formula="of:=[.P97]/[.D97]" office:value-type="float" office:value="88.6009" calcext:value-type="float">
            <text:p>88.6009</text:p>
          </table:table-cell>
          <table:table-cell table:style-name="ce62" table:formula="of:=[.Q97]/[.D97]" office:value-type="float" office:value="118.2428" calcext:value-type="float">
            <text:p>118.2428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Sqr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49458.537" calcext:value-type="float">
            <text:p>49458.537</text:p>
          </table:table-cell>
          <table:table-cell office:value-type="float" office:value="62699.309" calcext:value-type="float">
            <text:p>62699.309</text:p>
          </table:table-cell>
          <table:table-cell table:number-columns-repeated="2"/>
          <table:table-cell table:style-name="ce62" table:formula="of:=[.H98]/[.D98]" office:value-type="float" office:value="4945.8537" calcext:value-type="float">
            <text:p>4945.8537</text:p>
          </table:table-cell>
          <table:table-cell table:style-name="ce62" table:formula="of:=[.I98]/[.D98]" office:value-type="float" office:value="6269.9309" calcext:value-type="float">
            <text:p>6269.9309</text:p>
          </table:table-cell>
          <table:table-cell table:style-name="ce62" table:number-columns-repeated="2"/>
          <table:table-cell table:style-name="ce36" office:value-type="float" office:value="1408.437" calcext:value-type="float">
            <text:p>1408.437</text:p>
          </table:table-cell>
          <table:table-cell office:value-type="float" office:value="2343.223" calcext:value-type="float">
            <text:p>2343.223</text:p>
          </table:table-cell>
          <table:table-cell table:number-columns-repeated="2"/>
          <table:table-cell table:style-name="ce62" table:formula="of:=[.P98]/[.D98]" office:value-type="float" office:value="140.8437" calcext:value-type="float">
            <text:p>140.8437</text:p>
          </table:table-cell>
          <table:table-cell table:style-name="ce62" table:formula="of:=[.Q98]/[.D98]" office:value-type="float" office:value="234.3223" calcext:value-type="float">
            <text:p>234.32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7" office:value-type="string" calcext:value-type="string">
            <text:p>FL_FL2Int_circuit</text:p>
          </table:table-cell>
          <table:table-cell table:style-name="ce28" office:value-type="string" calcext:value-type="string">
            <text:p>B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217.712" calcext:value-type="float">
            <text:p>217.712</text:p>
          </table:table-cell>
          <table:table-cell office:value-type="float" office:value="239.618" calcext:value-type="float">
            <text:p>239.618</text:p>
          </table:table-cell>
          <table:table-cell table:number-columns-repeated="2"/>
          <table:table-cell table:style-name="ce62" table:formula="of:=[.H99]/[.D99]" office:value-type="float" office:value="21.7712" calcext:value-type="float">
            <text:p>21.7712</text:p>
          </table:table-cell>
          <table:table-cell table:style-name="ce62" table:formula="of:=[.I99]/[.D99]" office:value-type="float" office:value="23.9618" calcext:value-type="float">
            <text:p>23.9618</text:p>
          </table:table-cell>
          <table:table-cell table:style-name="ce62" table:number-columns-repeated="2"/>
          <table:table-cell office:value-type="float" office:value="97.218" calcext:value-type="float">
            <text:p>97.218</text:p>
          </table:table-cell>
          <table:table-cell office:value-type="float" office:value="105.523" calcext:value-type="float">
            <text:p>105.523</text:p>
          </table:table-cell>
          <table:table-cell table:number-columns-repeated="2"/>
          <table:table-cell table:style-name="ce62" table:formula="of:=[.P99]/[.D99]" office:value-type="float" office:value="9.7218" calcext:value-type="float">
            <text:p>9.7218</text:p>
          </table:table-cell>
          <table:table-cell table:style-name="ce62" table:formula="of:=[.Q99]/[.D99]" office:value-type="float" office:value="10.5523" calcext:value-type="float">
            <text:p>10.5523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style-name="ce18" office:value-type="string" calcext:value-type="string">
            <text:p>FL_FL2Int_agmw</text:p>
          </table:table-cell>
          <table:table-cell table:style-name="ce28" office:value-type="string" calcext:value-type="string">
            <text:p>A</text:p>
          </table:table-cell>
          <table:table-cell table:style-name="ce36" office:value-type="float" office:value="128" calcext:value-type="float">
            <text:p>128</text:p>
          </table:table-cell>
          <table:table-cell table:style-name="ce36" office:value-type="float" office:value="10" calcext:value-type="float">
            <text:p>10</text:p>
          </table:table-cell>
          <table:table-cell table:style-name="ce44" table:number-columns-repeated="3"/>
          <table:table-cell table:style-name="ce36" office:value-type="float" office:value="8207.109" calcext:value-type="float">
            <text:p>8207.109</text:p>
          </table:table-cell>
          <table:table-cell office:value-type="float" office:value="10765.759" calcext:value-type="float">
            <text:p>10765.759</text:p>
          </table:table-cell>
          <table:table-cell table:number-columns-repeated="2"/>
          <table:table-cell table:style-name="ce62" table:formula="of:=[.H100]/[.D100]" office:value-type="float" office:value="820.7109" calcext:value-type="float">
            <text:p>820.7109</text:p>
          </table:table-cell>
          <table:table-cell table:style-name="ce62" table:formula="of:=[.I100]/[.D100]" office:value-type="float" office:value="1076.5759" calcext:value-type="float">
            <text:p>1076.5759</text:p>
          </table:table-cell>
          <table:table-cell table:style-name="ce62" table:number-columns-repeated="2"/>
          <table:table-cell table:style-name="ce36" office:value-type="float" office:value="286.152" calcext:value-type="float">
            <text:p>286.152</text:p>
          </table:table-cell>
          <table:table-cell office:value-type="float" office:value="451.161" calcext:value-type="float">
            <text:p>451.161</text:p>
          </table:table-cell>
          <table:table-cell table:number-columns-repeated="2"/>
          <table:table-cell table:style-name="ce62" table:formula="of:=[.P100]/[.D100]" office:value-type="float" office:value="28.6152" calcext:value-type="float">
            <text:p>28.6152</text:p>
          </table:table-cell>
          <table:table-cell table:style-name="ce62" table:formula="of:=[.Q100]/[.D100]" office:value-type="float" office:value="45.1161" calcext:value-type="float">
            <text:p>45.1161</text:p>
          </table:table-cell>
          <table:table-cell table:style-name="ce62" table:number-columns-repeated="2"/>
          <table:table-cell table:number-columns-repeated="5"/>
          <table:table-cell table:style-name="ce62" table:number-columns-repeated="4"/>
          <table:table-cell table:number-columns-repeated="4"/>
          <table:table-cell table:style-name="ce62" table:number-columns-repeated="4"/>
          <table:table-cell table:number-columns-repeated="98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5"/>
          <table:table-cell table:style-name="Default" table:number-columns-repeated="4"/>
          <table:table-cell table:number-columns-repeated="4"/>
          <table:table-cell table:style-name="Default" table:number-columns-repeated="4"/>
          <table:table-cell table:number-columns-repeated="984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2:08:21.118325046</meta:creation-date>
    <dc:date>2022-12-07T09:52:05.013840213</dc:date>
    <meta:editing-duration>PT4H12M36S</meta:editing-duration>
    <meta:editing-cycles>55</meta:editing-cycles>
    <meta:generator>LibreOffice/7.3.7.2$Linux_X86_64 LibreOffice_project/30$Build-2</meta:generator>
    <meta:document-statistic meta:table-count="2" meta:cell-count="962" meta:object-count="0"/>
  </office:meta>
</office:document-meta>
</file>